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5" style:family="table">
      <style:table-properties style:width="14.817cm" fo:margin-left="0.344cm" fo:margin-top="0cm" fo:margin-bottom="0cm" table:align="left" style:writing-mode="lr-tb"/>
    </style:style>
    <style:style style:name="Tabla5.A" style:family="table-column">
      <style:table-column-properties style:column-width="7.373cm"/>
    </style:style>
    <style:style style:name="Tabla5.B" style:family="table-column">
      <style:table-column-properties style:column-width="7.44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fo:padding-left="0.199cm" fo:padding-right="0.191cm" fo:padding-top="0cm" fo:padding-bottom="0cm" fo:border="0.5pt solid #000001"/>
    </style:style>
    <style:style style:name="Tabla5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3" style:family="table-row">
      <style:table-row-properties fo:keep-together="auto"/>
    </style:style>
    <style:style style:name="Tabla5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9" style:family="table-row">
      <style:table-row-properties fo:keep-together="auto"/>
    </style:style>
    <style:style style:name="Tabla5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20" style:family="table-row">
      <style:table-row-properties fo:keep-together="auto"/>
    </style:style>
    <style:style style:name="Tabla5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3" style:family="table-row">
      <style:table-row-properties fo:keep-together="auto"/>
    </style:style>
    <style:style style:name="Tabla4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20" style:family="table-row">
      <style:table-row-properties fo:keep-together="auto"/>
    </style:style>
    <style:style style:name="Tabla4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" style:family="table">
      <style:table-properties style:width="14.817cm" fo:margin-left="0.344cm" fo:margin-top="0cm" fo:margin-bottom="0cm" table:align="left" style:writing-mode="lr-tb"/>
    </style:style>
    <style:style style:name="Tabla6.A" style:family="table-column">
      <style:table-column-properties style:column-width="7.373cm"/>
    </style:style>
    <style:style style:name="Tabla6.B" style:family="table-column">
      <style:table-column-properties style:column-width="7.444cm"/>
    </style:style>
    <style:style style:name="Tabla6.1" style:family="table-row">
      <style:table-row-properties style:min-row-height="0.706cm" fo:keep-together="auto"/>
    </style:style>
    <style:style style:name="Tabla6.A1" style:family="table-cell">
      <style:table-cell-properties fo:padding-left="0.199cm" fo:padding-right="0.191cm" fo:padding-top="0cm" fo:padding-bottom="0cm" fo:border="0.5pt solid #000001"/>
    </style:style>
    <style:style style:name="Tabla6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3" style:family="table-row">
      <style:table-row-properties fo:keep-together="auto"/>
    </style:style>
    <style:style style:name="Tabla6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6.14" style:family="table-row">
      <style:table-row-properties fo:keep-together="auto"/>
    </style:style>
    <style:style style:name="Tabla6.15" style:family="table-row">
      <style:table-row-properties fo:keep-together="auto"/>
    </style:style>
    <style:style style:name="Tabla6.16" style:family="table-row">
      <style:table-row-properties fo:keep-together="auto"/>
    </style:style>
    <style:style style:name="Tabla6.17" style:family="table-row">
      <style:table-row-properties fo:keep-together="auto"/>
    </style:style>
    <style:style style:name="Tabla6.18" style:family="table-row">
      <style:table-row-properties fo:keep-together="auto"/>
    </style:style>
    <style:style style:name="Tabla6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9" style:family="table-row">
      <style:table-row-properties fo:keep-together="auto"/>
    </style:style>
    <style:style style:name="Tabla6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20" style:family="table-row">
      <style:table-row-properties fo:keep-together="auto"/>
    </style:style>
    <style:style style:name="Tabla6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" style:family="table">
      <style:table-properties style:width="14.817cm" fo:margin-left="0.344cm" fo:margin-top="0cm" fo:margin-bottom="0cm" table:align="left" style:writing-mode="lr-tb"/>
    </style:style>
    <style:style style:name="Tabla7.A" style:family="table-column">
      <style:table-column-properties style:column-width="7.373cm"/>
    </style:style>
    <style:style style:name="Tabla7.B" style:family="table-column">
      <style:table-column-properties style:column-width="7.444cm"/>
    </style:style>
    <style:style style:name="Tabla7.1" style:family="table-row">
      <style:table-row-properties style:min-row-height="0.706cm" fo:keep-together="auto"/>
    </style:style>
    <style:style style:name="Tabla7.A1" style:family="table-cell">
      <style:table-cell-properties fo:padding-left="0.199cm" fo:padding-right="0.191cm" fo:padding-top="0cm" fo:padding-bottom="0cm" fo:border="0.5pt solid #000001"/>
    </style:style>
    <style:style style:name="Tabla7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7.14" style:family="table-row">
      <style:table-row-properties fo:keep-together="auto"/>
    </style:style>
    <style:style style:name="Tabla7.15" style:family="table-row">
      <style:table-row-properties fo:keep-together="auto"/>
    </style:style>
    <style:style style:name="Tabla7.16" style:family="table-row">
      <style:table-row-properties fo:keep-together="auto"/>
    </style:style>
    <style:style style:name="Tabla7.17" style:family="table-row">
      <style:table-row-properties fo:keep-together="auto"/>
    </style:style>
    <style:style style:name="Tabla7.18" style:family="table-row">
      <style:table-row-properties fo:keep-together="auto"/>
    </style:style>
    <style:style style:name="Tabla7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9" style:family="table-row">
      <style:table-row-properties fo:keep-together="auto"/>
    </style:style>
    <style:style style:name="Tabla7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20" style:family="table-row">
      <style:table-row-properties fo:keep-together="auto"/>
    </style:style>
    <style:style style:name="Tabla7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4.817cm" fo:margin-left="0.344cm" fo:margin-top="0cm" fo:margin-bottom="0cm" table:align="left" style:writing-mode="lr-tb"/>
    </style:style>
    <style:style style:name="Tabla8.A" style:family="table-column">
      <style:table-column-properties style:column-width="7.373cm"/>
    </style:style>
    <style:style style:name="Tabla8.B" style:family="table-column">
      <style:table-column-properties style:column-width="7.444cm"/>
    </style:style>
    <style:style style:name="Tabla8.1" style:family="table-row">
      <style:table-row-properties style:min-row-height="0.706cm" fo:keep-together="auto"/>
    </style:style>
    <style:style style:name="Tabla8.A1" style:family="table-cell">
      <style:table-cell-properties fo:padding-left="0.199cm" fo:padding-right="0.191cm" fo:padding-top="0cm" fo:padding-bottom="0cm" fo:border="0.5pt solid #000001"/>
    </style:style>
    <style:style style:name="Tabla8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3" style:family="table-row">
      <style:table-row-properties fo:keep-together="auto"/>
    </style:style>
    <style:style style:name="Tabla8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8.14" style:family="table-row">
      <style:table-row-properties fo:keep-together="auto"/>
    </style:style>
    <style:style style:name="Tabla8.15" style:family="table-row">
      <style:table-row-properties fo:keep-together="auto"/>
    </style:style>
    <style:style style:name="Tabla8.16" style:family="table-row">
      <style:table-row-properties fo:keep-together="auto"/>
    </style:style>
    <style:style style:name="Tabla8.17" style:family="table-row">
      <style:table-row-properties fo:keep-together="auto"/>
    </style:style>
    <style:style style:name="Tabla8.18" style:family="table-row">
      <style:table-row-properties fo:keep-together="auto"/>
    </style:style>
    <style:style style:name="Tabla8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9" style:family="table-row">
      <style:table-row-properties fo:keep-together="auto"/>
    </style:style>
    <style:style style:name="Tabla8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20" style:family="table-row">
      <style:table-row-properties fo:keep-together="auto"/>
    </style:style>
    <style:style style:name="Tabla8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" style:family="table">
      <style:table-properties style:width="14.817cm" fo:margin-left="0.344cm" fo:margin-top="0cm" fo:margin-bottom="0cm" table:align="left" style:writing-mode="lr-tb"/>
    </style:style>
    <style:style style:name="Tabla10.A" style:family="table-column">
      <style:table-column-properties style:column-width="7.373cm"/>
    </style:style>
    <style:style style:name="Tabla10.B" style:family="table-column">
      <style:table-column-properties style:column-width="7.444cm"/>
    </style:style>
    <style:style style:name="Tabla10.1" style:family="table-row">
      <style:table-row-properties style:min-row-height="0.706cm" fo:keep-together="auto"/>
    </style:style>
    <style:style style:name="Tabla10.A1" style:family="table-cell">
      <style:table-cell-properties fo:padding-left="0.199cm" fo:padding-right="0.191cm" fo:padding-top="0cm" fo:padding-bottom="0cm" fo:border="0.5pt solid #000001"/>
    </style:style>
    <style:style style:name="Tabla10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3" style:family="table-row">
      <style:table-row-properties fo:keep-together="auto"/>
    </style:style>
    <style:style style:name="Tabla10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0.14" style:family="table-row">
      <style:table-row-properties fo:keep-together="auto"/>
    </style:style>
    <style:style style:name="Tabla10.15" style:family="table-row">
      <style:table-row-properties fo:keep-together="auto"/>
    </style:style>
    <style:style style:name="Tabla10.16" style:family="table-row">
      <style:table-row-properties fo:keep-together="auto"/>
    </style:style>
    <style:style style:name="Tabla10.17" style:family="table-row">
      <style:table-row-properties fo:keep-together="auto"/>
    </style:style>
    <style:style style:name="Tabla10.18" style:family="table-row">
      <style:table-row-properties fo:keep-together="auto"/>
    </style:style>
    <style:style style:name="Tabla10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9" style:family="table-row">
      <style:table-row-properties fo:keep-together="auto"/>
    </style:style>
    <style:style style:name="Tabla10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20" style:family="table-row">
      <style:table-row-properties fo:keep-together="auto"/>
    </style:style>
    <style:style style:name="Tabla10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" style:family="table">
      <style:table-properties style:width="14.817cm" fo:margin-left="0.344cm" fo:margin-top="0cm" fo:margin-bottom="0cm" table:align="left" style:writing-mode="lr-tb"/>
    </style:style>
    <style:style style:name="Tabla11.A" style:family="table-column">
      <style:table-column-properties style:column-width="7.373cm"/>
    </style:style>
    <style:style style:name="Tabla11.B" style:family="table-column">
      <style:table-column-properties style:column-width="7.444cm"/>
    </style:style>
    <style:style style:name="Tabla11.1" style:family="table-row">
      <style:table-row-properties style:min-row-height="0.706cm" fo:keep-together="auto"/>
    </style:style>
    <style:style style:name="Tabla11.A1" style:family="table-cell">
      <style:table-cell-properties fo:padding-left="0.199cm" fo:padding-right="0.191cm" fo:padding-top="0cm" fo:padding-bottom="0cm" fo:border="0.5pt solid #000001"/>
    </style:style>
    <style:style style:name="Tabla1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3" style:family="table-row">
      <style:table-row-properties fo:keep-together="auto"/>
    </style:style>
    <style:style style:name="Tabla11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1.14" style:family="table-row">
      <style:table-row-properties fo:keep-together="auto"/>
    </style:style>
    <style:style style:name="Tabla11.15" style:family="table-row">
      <style:table-row-properties fo:keep-together="auto"/>
    </style:style>
    <style:style style:name="Tabla11.16" style:family="table-row">
      <style:table-row-properties fo:keep-together="auto"/>
    </style:style>
    <style:style style:name="Tabla11.17" style:family="table-row">
      <style:table-row-properties fo:keep-together="auto"/>
    </style:style>
    <style:style style:name="Tabla11.18" style:family="table-row">
      <style:table-row-properties fo:keep-together="auto"/>
    </style:style>
    <style:style style:name="Tabla1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9" style:family="table-row">
      <style:table-row-properties fo:keep-together="auto"/>
    </style:style>
    <style:style style:name="Tabla1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20" style:family="table-row">
      <style:table-row-properties fo:keep-together="auto"/>
    </style:style>
    <style:style style:name="Tabla11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" style:family="table">
      <style:table-properties style:width="14.817cm" fo:margin-left="0.344cm" fo:margin-top="0cm" fo:margin-bottom="0cm" table:align="left" style:writing-mode="lr-tb"/>
    </style:style>
    <style:style style:name="Tabla12.A" style:family="table-column">
      <style:table-column-properties style:column-width="7.373cm"/>
    </style:style>
    <style:style style:name="Tabla12.B" style:family="table-column">
      <style:table-column-properties style:column-width="7.444cm"/>
    </style:style>
    <style:style style:name="Tabla12.1" style:family="table-row">
      <style:table-row-properties style:min-row-height="0.706cm" fo:keep-together="auto"/>
    </style:style>
    <style:style style:name="Tabla12.A1" style:family="table-cell">
      <style:table-cell-properties fo:padding-left="0.199cm" fo:padding-right="0.191cm" fo:padding-top="0cm" fo:padding-bottom="0cm" fo:border="0.5pt solid #000001"/>
    </style:style>
    <style:style style:name="Tabla12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3" style:family="table-row">
      <style:table-row-properties fo:keep-together="auto"/>
    </style:style>
    <style:style style:name="Tabla12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2.14" style:family="table-row">
      <style:table-row-properties fo:keep-together="auto"/>
    </style:style>
    <style:style style:name="Tabla12.15" style:family="table-row">
      <style:table-row-properties fo:keep-together="auto"/>
    </style:style>
    <style:style style:name="Tabla12.16" style:family="table-row">
      <style:table-row-properties fo:keep-together="auto"/>
    </style:style>
    <style:style style:name="Tabla12.17" style:family="table-row">
      <style:table-row-properties fo:keep-together="auto"/>
    </style:style>
    <style:style style:name="Tabla12.18" style:family="table-row">
      <style:table-row-properties fo:keep-together="auto"/>
    </style:style>
    <style:style style:name="Tabla12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9" style:family="table-row">
      <style:table-row-properties fo:keep-together="auto"/>
    </style:style>
    <style:style style:name="Tabla12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20" style:family="table-row">
      <style:table-row-properties fo:keep-together="auto"/>
    </style:style>
    <style:style style:name="Tabla12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9352c" style:font-size-asian="11pt" style:font-weight-asian="normal" style:font-name-complex="Arial3" style:font-size-complex="11pt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b18d0" style:font-size-asian="11pt" style:font-weight-asian="bold" style:font-name-complex="Arial3" style:font-size-complex="11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9352c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9352c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9352c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9352c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9352c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9352c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9352c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9352c" style:font-size-asian="11pt" style:font-weight-asian="bold" style:font-name-complex="Arial3" style:font-size-complex="11pt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19352c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9352c" style:font-size-asian="11pt" style:font-weight-asian="bold" style:font-name-complex="Arial3" style:font-size-complex="11pt" style:font-weight-complex="bold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9352c" style:font-size-asian="11pt" style:font-weight-asian="bold" style:font-name-complex="Arial3" style:font-size-complex="11pt" style:font-weight-complex="bold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9352c" style:font-size-asian="11pt" style:font-weight-asian="bold" style:font-name-complex="Arial3" style:font-size-complex="11pt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9352c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19352c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19352c" style:font-size-asian="11pt" style:font-name-complex="Arial3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19352c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9f159" officeooo:paragraph-rsid="0019352c" style:font-size-asian="11pt" style:font-name-complex="Arial3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19f47c" officeooo:paragraph-rsid="0019f47c" style:font-size-asian="11pt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19352c" style:font-size-asian="11pt" style:font-name-complex="Arial3" style:font-size-complex="11pt"/>
    </style:style>
    <style:style style:name="P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19352c" style:font-size-asian="11pt" style:font-name-complex="Arial3" style:font-size-complex="11pt"/>
    </style:style>
    <style:style style:name="P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19352c" style:font-size-asian="11pt" style:font-name-complex="Arial3" style:font-size-complex="11pt"/>
    </style:style>
    <style:style style:name="P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581d4" officeooo:paragraph-rsid="0019352c" style:font-size-asian="11pt" style:font-name-complex="Arial3" style:font-size-complex="11pt"/>
    </style:style>
    <style:style style:name="P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69f29" officeooo:paragraph-rsid="0019352c" style:font-size-asian="11pt" style:font-name-complex="Arial3" style:font-size-complex="11pt"/>
    </style:style>
    <style:style style:name="P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352c" style:font-size-asian="11pt" style:font-name-complex="Arial3" style:font-size-complex="11pt"/>
    </style:style>
    <style:style style:name="P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9352c" style:font-size-asian="11pt" style:font-size-complex="11pt"/>
    </style:style>
    <style:style style:name="P33" style:family="paragraph" style:parent-style-name="Standard">
      <style:text-properties officeooo:rsid="003e80cc" officeooo:paragraph-rsid="0019352c"/>
    </style:style>
    <style:style style:name="P34" style:family="paragraph" style:parent-style-name="Standard">
      <style:text-properties officeooo:rsid="00418e2d" officeooo:paragraph-rsid="0019352c"/>
    </style:style>
    <style:style style:name="P35" style:family="paragraph" style:parent-style-name="Standard">
      <style:text-properties officeooo:rsid="00362d77" officeooo:paragraph-rsid="0019352c"/>
    </style:style>
    <style:style style:name="P36" style:family="paragraph" style:parent-style-name="Standard">
      <style:text-properties officeooo:paragraph-rsid="0019352c"/>
    </style:style>
    <style:style style:name="P37" style:family="paragraph" style:parent-style-name="Standard">
      <style:text-properties style:font-name="Arial2" fo:font-size="11pt" fo:font-weight="bold" officeooo:rsid="00362d77" officeooo:paragraph-rsid="0019352c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39" style:family="paragraph" style:parent-style-name="Standard">
      <style:text-properties style:font-name="Arial2" fo:font-size="11pt" officeooo:rsid="00536816" officeooo:paragraph-rsid="0019352c" style:font-size-asian="11pt" style:font-size-complex="11pt"/>
    </style:style>
    <style:style style:name="P40" style:family="paragraph" style:parent-style-name="Standard">
      <style:text-properties style:font-name="Arial2" fo:font-size="11pt" officeooo:rsid="0076dfc8" officeooo:paragraph-rsid="0019352c" style:font-size-asian="11pt" style:font-size-complex="11pt"/>
    </style:style>
    <style:style style:name="P41" style:family="paragraph" style:parent-style-name="Standard">
      <style:text-properties style:font-name="Arial2" fo:font-size="11pt" officeooo:rsid="005e547f" officeooo:paragraph-rsid="0019352c" style:font-size-asian="11pt" style:font-size-complex="11pt"/>
    </style:style>
    <style:style style:name="P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4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1f9f3" officeooo:paragraph-rsid="0019352c" style:font-size-asian="11pt" style:font-name-complex="Arial3" style:font-size-complex="11pt"/>
    </style:style>
    <style:style style:name="P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14cf" officeooo:paragraph-rsid="0019352c" style:font-size-asian="11pt" style:font-name-complex="Arial3" style:font-size-complex="11pt"/>
    </style:style>
    <style:style style:name="P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d360d" officeooo:paragraph-rsid="0019352c" style:font-size-asian="11pt" style:font-name-complex="Arial3" style:font-size-complex="11pt"/>
    </style:style>
    <style:style style:name="P47" style:family="paragraph" style:parent-style-name="Standard">
      <style:text-properties officeooo:rsid="00536816" officeooo:paragraph-rsid="0019352c"/>
    </style:style>
    <style:style style:name="P48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199598" style:font-size-asian="16pt" style:font-weight-asian="bold" style:font-name-complex="Arial3" style:font-size-complex="16pt" style:font-weight-complex="bold"/>
    </style:style>
    <style:style style:name="P49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19352c" style:font-size-asian="11pt" style:font-weight-asian="normal" style:font-name-complex="Arial3" style:font-size-complex="11pt" style:font-weight-complex="normal"/>
    </style:style>
    <style:style style:name="P5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9352c" style:font-size-asian="11pt" style:font-weight-asian="normal" style:font-name-complex="Arial3" style:font-size-complex="11pt" style:font-weight-complex="normal"/>
    </style:style>
    <style:style style:name="P5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19352c" style:font-size-asian="11pt" style:font-weight-asian="normal" style:font-name-complex="Arial3" style:font-size-complex="11pt" style:font-weight-complex="normal"/>
    </style:style>
    <style:style style:name="P5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19352c" style:font-size-asian="11pt" style:font-weight-asian="normal" style:font-name-complex="Arial3" style:font-size-complex="11pt" style:font-weight-complex="normal"/>
    </style:style>
    <style:style style:name="P53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19352c" style:font-size-asian="11pt" style:font-weight-asian="normal" style:font-name-complex="Arial3" style:font-size-complex="11pt" style:font-weight-complex="normal"/>
    </style:style>
    <style:style style:name="P54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14461" officeooo:paragraph-rsid="0019352c" style:font-size-asian="11pt" style:font-weight-asian="normal" style:font-name-complex="Arial3" style:font-size-complex="11pt" style:font-weight-complex="normal"/>
    </style:style>
    <style:style style:name="P5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8030e" officeooo:paragraph-rsid="0019352c" style:font-size-asian="11pt" style:font-weight-asian="normal" style:font-name-complex="Arial3" style:font-size-complex="11pt" style:font-weight-complex="normal"/>
    </style:style>
    <style:style style:name="P56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19352c" style:font-size-asian="11pt" style:font-weight-asian="normal" style:font-name-complex="Arial3" style:font-size-complex="11pt" style:font-weight-complex="normal"/>
    </style:style>
    <style:style style:name="P57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3491" officeooo:paragraph-rsid="0019352c" style:font-size-asian="11pt" style:font-weight-asian="normal" style:font-name-complex="Arial3" style:font-size-complex="11pt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19352c" style:font-size-asian="11pt" style:font-style-asian="italic" style:font-weight-asian="bold" style:font-name-complex="Arial3" style:font-size-complex="11pt" style:font-style-complex="italic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style:font-size-asian="11pt" style:font-style-asian="italic" style:font-weight-asian="bold" style:font-name-complex="Arial3" style:font-size-complex="11pt" style:font-style-complex="italic"/>
    </style:style>
    <style:style style:name="P6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P61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502519" officeooo:paragraph-rsid="0019352c" fo:background-color="transparent" style:font-size-asian="11pt" style:font-style-asian="italic" style:font-weight-asian="bold" style:font-name-complex="Arial3" style:font-size-complex="11pt" style:font-style-complex="italic"/>
    </style:style>
    <style:style style:name="P6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rsid="00502519" officeooo:paragraph-rsid="0019352c" fo:background-color="transparent" style:font-size-asian="11pt" style:font-style-asian="italic" style:font-weight-asian="bold" style:font-name-complex="Arial3" style:font-size-complex="11pt" style:font-style-complex="italic"/>
    </style:style>
    <style:style style:name="P6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paragraph-rsid="0019352c" style:font-size-asian="11pt" style:font-style-asian="italic" style:font-weight-asian="bold" style:font-name-complex="Arial3" style:font-size-complex="11pt" style:font-style-complex="italic"/>
    </style:style>
    <style:style style:name="P64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P65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19352c" fo:background-color="transparent" style:font-size-asian="11pt" style:font-name-complex="Arial3" style:font-size-complex="11pt"/>
    </style:style>
    <style:style style:name="P66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9352c" style:font-size-asian="11pt" style:font-weight-asian="normal" style:font-name-complex="Arial3" style:font-size-complex="11pt" style:font-weight-complex="normal"/>
    </style:style>
    <style:style style:name="P67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19352c" style:font-size-asian="11pt" style:font-weight-asian="normal" style:font-name-complex="Arial3" style:font-size-complex="11pt" style:font-weight-complex="normal"/>
    </style:style>
    <style:style style:name="P68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19352c" style:font-size-asian="11pt" style:font-weight-asian="normal" style:font-name-complex="Arial3" style:font-size-complex="11pt" style:font-weight-complex="normal"/>
    </style:style>
    <style:style style:name="P69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19352c" style:font-size-asian="11pt" style:font-weight-asian="normal" style:font-name-complex="Arial3" style:font-size-complex="11pt" style:font-weight-complex="normal"/>
    </style:style>
    <style:style style:name="P70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1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39d2d" officeooo:paragraph-rsid="0019352c" style:font-size-asian="11pt" style:font-weight-asian="normal" style:font-name-complex="Arial3" style:font-size-complex="11pt" style:font-weight-complex="normal"/>
    </style:style>
    <style:style style:name="P72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3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639d2d" officeooo:paragraph-rsid="0019352c" style:font-size-asian="11pt" style:font-weight-asian="normal" style:font-name-complex="Arial3" style:font-size-complex="11pt" style:font-weight-complex="normal"/>
    </style:style>
    <style:style style:name="P74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5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19352c" style:font-size-asian="11pt" style:font-weight-asian="normal" style:font-name-complex="Arial3" style:font-size-complex="11pt" style:font-weight-complex="normal"/>
    </style:style>
    <style:style style:name="P76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352c" style:font-size-asian="11pt" style:font-name-complex="Arial3" style:font-size-complex="11pt"/>
    </style:style>
    <style:style style:name="P77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1a1970" style:font-size-asian="11pt" style:font-weight-asian="normal" style:font-name-complex="Arial3" style:font-size-complex="11pt" style:font-weight-complex="normal"/>
    </style:style>
    <style:style style:name="P7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8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8cf7" officeooo:paragraph-rsid="00208cf7" style:font-size-asian="11pt" style:font-name-complex="Arial3" style:font-size-complex="11pt"/>
    </style:style>
    <style:style style:name="P8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21740" officeooo:paragraph-rsid="00221740" style:font-size-asian="11pt" style:font-name-complex="Arial3" style:font-size-complex="11pt"/>
    </style:style>
    <style:style style:name="P82" style:family="paragraph" style:parent-style-name="Standard">
      <style:text-properties officeooo:rsid="00536816" officeooo:paragraph-rsid="0019352c"/>
    </style:style>
    <style:style style:name="T1" style:family="text">
      <style:text-properties officeooo:rsid="00047fae"/>
    </style:style>
    <style:style style:name="T2" style:family="text">
      <style:text-properties officeooo:rsid="003b8368"/>
    </style:style>
    <style:style style:name="T3" style:family="text">
      <style:text-properties officeooo:rsid="0004ebed"/>
    </style:style>
    <style:style style:name="T4" style:family="text">
      <style:text-properties officeooo:rsid="004351f4"/>
    </style:style>
    <style:style style:name="T5" style:family="text">
      <style:text-properties officeooo:rsid="00451723"/>
    </style:style>
    <style:style style:name="T6" style:family="text">
      <style:text-properties officeooo:rsid="004577e8"/>
    </style:style>
    <style:style style:name="T7" style:family="text">
      <style:text-properties officeooo:rsid="006c5916"/>
    </style:style>
    <style:style style:name="T8" style:family="text">
      <style:text-properties officeooo:rsid="000daa10"/>
    </style:style>
    <style:style style:name="T9" style:family="text">
      <style:text-properties fo:background-color="transparent"/>
    </style:style>
    <style:style style:name="T10" style:family="text">
      <style:text-properties officeooo:rsid="000daa10" fo:background-color="transparent"/>
    </style:style>
    <style:style style:name="T11" style:family="text">
      <style:text-properties officeooo:rsid="00502519" fo:background-color="transparent"/>
    </style:style>
    <style:style style:name="T12" style:family="text">
      <style:text-properties officeooo:rsid="00587422" fo:background-color="transparent"/>
    </style:style>
    <style:style style:name="T13" style:family="text">
      <style:text-properties officeooo:rsid="005c0001" fo:background-color="transparent"/>
    </style:style>
    <style:style style:name="T14" style:family="text">
      <style:text-properties officeooo:rsid="00639d2d" fo:background-color="transparent"/>
    </style:style>
    <style:style style:name="T15" style:family="text">
      <style:text-properties officeooo:rsid="0007a4f9"/>
    </style:style>
    <style:style style:name="T16" style:family="text">
      <style:text-properties officeooo:rsid="004911d4"/>
    </style:style>
    <style:style style:name="T17" style:family="text">
      <style:text-properties officeooo:rsid="0049f159"/>
    </style:style>
    <style:style style:name="T18" style:family="text">
      <style:text-properties officeooo:rsid="004e7721"/>
    </style:style>
    <style:style style:name="T19" style:family="text">
      <style:text-properties officeooo:rsid="006f1d3a"/>
    </style:style>
    <style:style style:name="T20" style:family="text">
      <style:text-properties officeooo:rsid="00502519"/>
    </style:style>
    <style:style style:name="T21" style:family="text">
      <style:text-properties officeooo:rsid="004b14cf"/>
    </style:style>
    <style:style style:name="T22" style:family="text">
      <style:text-properties officeooo:rsid="00557f63"/>
    </style:style>
    <style:style style:name="T23" style:family="text">
      <style:text-properties fo:color="#ff3333" officeooo:rsid="00557f63"/>
    </style:style>
    <style:style style:name="T24" style:family="text">
      <style:text-properties fo:color="#000000" officeooo:rsid="00562421"/>
    </style:style>
    <style:style style:name="T25" style:family="text">
      <style:text-properties officeooo:rsid="0053e4b5"/>
    </style:style>
    <style:style style:name="T26" style:family="text">
      <style:text-properties style:font-name-complex="Arial3"/>
    </style:style>
    <style:style style:name="T27" style:family="text">
      <style:text-properties officeooo:rsid="00536816" style:font-name-complex="Arial3"/>
    </style:style>
    <style:style style:name="T28" style:family="text">
      <style:text-properties officeooo:rsid="005d360d" style:font-name-complex="Arial3"/>
    </style:style>
    <style:style style:name="T29" style:family="text">
      <style:text-properties officeooo:rsid="0068030e" style:font-name-complex="Arial3"/>
    </style:style>
    <style:style style:name="T30" style:family="text">
      <style:text-properties officeooo:rsid="00573acd" style:font-name-complex="Arial3"/>
    </style:style>
    <style:style style:name="T31" style:family="text">
      <style:text-properties officeooo:rsid="00536816"/>
    </style:style>
    <style:style style:name="T32" style:family="text">
      <style:text-properties officeooo:rsid="0076dfc8"/>
    </style:style>
    <style:style style:name="T33" style:family="text">
      <style:text-properties officeooo:rsid="00587422"/>
    </style:style>
    <style:style style:name="T34" style:family="text">
      <style:text-properties officeooo:rsid="00706e89"/>
    </style:style>
    <style:style style:name="T35" style:family="text">
      <style:text-properties officeooo:rsid="005a2b39"/>
    </style:style>
    <style:style style:name="T36" style:family="text">
      <style:text-properties officeooo:rsid="005a363b"/>
    </style:style>
    <style:style style:name="T37" style:family="text">
      <style:text-properties officeooo:rsid="005c0001"/>
    </style:style>
    <style:style style:name="T38" style:family="text">
      <style:text-properties officeooo:rsid="005d360d"/>
    </style:style>
    <style:style style:name="T39" style:family="text">
      <style:text-properties officeooo:rsid="005e547f"/>
    </style:style>
    <style:style style:name="T40" style:family="text">
      <style:text-properties officeooo:rsid="0061b211"/>
    </style:style>
    <style:style style:name="T41" style:family="text">
      <style:text-properties officeooo:rsid="00639d2d"/>
    </style:style>
    <style:style style:name="T42" style:family="text">
      <style:text-properties officeooo:rsid="006581d4"/>
    </style:style>
    <style:style style:name="T43" style:family="text">
      <style:text-properties officeooo:rsid="00669f29"/>
    </style:style>
    <style:style style:name="T44" style:family="text">
      <style:text-properties officeooo:rsid="0068030e"/>
    </style:style>
    <style:style style:name="T45" style:family="text">
      <style:text-properties fo:background-color="#ffff00"/>
    </style:style>
    <style:style style:name="T46" style:family="text">
      <style:text-properties officeooo:rsid="0077d5bc"/>
    </style:style>
    <style:style style:name="T47" style:family="text">
      <style:text-properties officeooo:rsid="001a1970"/>
    </style:style>
    <style:style style:name="T48" style:family="text">
      <style:text-properties officeooo:rsid="001ec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48">Casos de Pruebas Funcionales -</text:span> Ticket <text:span text:style-name="T46">Intelligence</text:span></text:p>
      <text:p text:style-name="P37"/>
      <text:p text:style-name="P37"/>
      <text:p text:style-name="P35"/>
      <text:p text:style-name="P3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">Nro:</text:p>
          </table:table-cell>
          <table:table-cell table:style-name="Tabla5.B2" office:value-type="string">
            <text:p text:style-name="P1">P<text:span text:style-name="T47">F</text:span>01</text:p>
          </table:table-cell>
        </table:table-row>
        <table:table-row table:style-name="Tabla5.1">
          <table:table-cell table:style-name="Tabla5.A2" office:value-type="string">
            <text:p text:style-name="P5">Fecha:</text:p>
          </table:table-cell>
          <table:table-cell table:style-name="Tabla5.B3" office:value-type="string">
            <text:p text:style-name="P1">28/07/2015</text:p>
          </table:table-cell>
        </table:table-row>
        <table:table-row table:style-name="Tabla5.1">
          <table:table-cell table:style-name="Tabla5.A2" office:value-type="string">
            <text:p text:style-name="P6">Tipo de Prueba:</text:p>
          </table:table-cell>
          <table:table-cell table:style-name="Tabla5.B4" office:value-type="string">
            <text:p text:style-name="P56">Prueba <text:span text:style-name="T2">Funcional – 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7">Nombre del Sistema:</text:p>
          </table:table-cell>
          <table:table-cell table:style-name="Tabla5.B5" office:value-type="string">
            <text:p text:style-name="P78">Ticket Intelligence</text:p>
          </table:table-cell>
        </table:table-row>
        <table:table-row table:style-name="Tabla5.1">
          <table:table-cell table:style-name="Tabla5.A2" office:value-type="string">
            <text:p text:style-name="P8">Nombre del Modulo/Proceso/Función:</text:p>
          </table:table-cell>
          <table:table-cell table:style-name="Tabla5.B6" office:value-type="string">
            <text:p text:style-name="P49">Ingresar en el sistema</text:p>
          </table:table-cell>
        </table:table-row>
        <table:table-row table:style-name="Tabla5.1">
          <table:table-cell table:style-name="Tabla5.A2" office:value-type="string">
            <text:p text:style-name="P9">Nombre del Caso de Prueba:</text:p>
          </table:table-cell>
          <table:table-cell table:style-name="Tabla5.B7" office:value-type="string">
            <text:p text:style-name="P66">Login en el Sistema - <text:span text:style-name="T2">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6">Descripción:</text:p>
          </table:table-cell>
          <table:table-cell table:style-name="Tabla5.B20" office:value-type="string">
            <text:p text:style-name="P70">Verificar, validar el usuario y clave de acceso al sistema</text:p>
          </table:table-cell>
        </table:table-row>
        <table:table-row table:style-name="Tabla5.1">
          <table:table-cell table:style-name="Tabla5.A2" office:value-type="string">
            <text:p text:style-name="P10">Propósito:</text:p>
          </table:table-cell>
          <table:table-cell table:style-name="Tabla5.B20" office:value-type="string">
            <text:p text:style-name="P72">Ingresar a las funcionalidad el sistema</text:p>
          </table:table-cell>
        </table:table-row>
        <table:table-row table:style-name="Tabla5.1">
          <table:table-cell table:style-name="Tabla5.A2" office:value-type="string">
            <text:p text:style-name="P10">Pre-requisitos:</text:p>
          </table:table-cell>
          <table:table-cell table:style-name="Tabla5.B20" office:value-type="string">
            <text:p text:style-name="P74">Usuario registrado en el sistema</text:p>
          </table:table-cell>
        </table:table-row>
        <table:table-row table:style-name="Tabla5.1">
          <table:table-cell table:style-name="Tabla5.A2" office:value-type="string">
            <text:p text:style-name="P11">Relaciones de Casos de Uso:</text:p>
          </table:table-cell>
          <table:table-cell table:style-name="Tabla5.B20" office:value-type="string">
            <text:p text:style-name="P66">Login en el Sistema</text:p>
          </table:table-cell>
        </table:table-row>
        <table:table-row table:style-name="Tabla5.1">
          <table:table-cell table:style-name="Tabla5.A2" office:value-type="string">
            <text:p text:style-name="P15">Datos de Entrada:</text:p>
          </table:table-cell>
          <table:table-cell table:style-name="Tabla5.B20" office:value-type="string">
            <text:p text:style-name="P58">Usuario y clave</text:p>
          </table:table-cell>
        </table:table-row>
        <table:table-row table:style-name="Tabla5.13">
          <table:table-cell table:style-name="Tabla5.A13" office:value-type="string">
            <text:p text:style-name="P12">Pasos <text:span text:style-name="T3">y condiciones de ejecución</text:span>:</text:p>
          </table:table-cell>
          <table:table-cell table:style-name="Tabla5.A1" office:value-type="string">
            <text:p text:style-name="P16">Ingresar <text:span text:style-name="T4">el nombre de usuario y clave, en los campos de texto y pulsar el botón aceptar:</text:span></text:p>
            <text:p text:style-name="P17">1- Usuario correcto y clave incorrecta; <text:span text:style-name="T5">no pude ingresar al sistema, mostrar mensaje de error “Usuario o clave incorrecta, intente de nuevo”</text:span>.</text:p>
            <text:p text:style-name="P17"/>
            <text:p text:style-name="P17">2- Usuario incorrecto y clave correcta,<text:span text:style-name="T5">no pude ingresar al sistema, mostrar mensaje de error “Usuario o clave incorrecta, intente de nuevo”</text:span>.</text:p>
            <text:p text:style-name="P17"/>
            <text:p text:style-name="P17">3- Usuario incorrecto y clave incorrecta,<text:span text:style-name="T5">no pude ingresar al sistema, mostrar mensaje de error “Usuario o clave incorrecta, intente de nuevo”</text:span>.</text:p>
            <text:p text:style-name="P17"/>
            <text:p text:style-name="P17">4- Usuario correcto y clave correcta, <text:span text:style-name="T6">ingreso con éxito al sistema</text:span>.</text:p>
            <text:p text:style-name="P17"/>
            <text:p text:style-name="P18">5- El numero de intentos de login debe ser menor o igual a 5, de los contrario <text:soft-page-break/>volver a intentar en 10min.</text:p>
            <text:p text:style-name="P18"/>
            <text:p text:style-name="P19">6- Campo texto <text:s/>de usuario y clave ambos en blanco, mostrar mensaje de error: “Debe ingresar los datos solicitados”.</text:p>
            <text:p text:style-name="P19"/>
            <text:p text:style-name="P20">7- Campo texto de usuario en blanco, mostrar mensaje de error “Debe ingresar el nombre de usuario”.</text:p>
            <text:p text:style-name="P20"/>
            <text:p text:style-name="P20">8- Campo texto de clave en blanco, mostrar mensaje de error “Debe ingresar la clave de usuario”.</text:p>
            <text:p text:style-name="P20"/>
            <text:p text:style-name="P21">9- Luego de ingresar los campos usuario y clave, puede pulsar la tecla “enter” o el botón “ingresar”; para <text:span text:style-name="T7">así</text:span> acceder al sistema.</text:p>
            <text:p text:style-name="P21"/>
          </table:table-cell>
        </table:table-row>
        <table:table-row table:style-name="Tabla5.14">
          <table:table-cell table:style-name="Tabla5.A13" office:value-type="string">
            <text:p text:style-name="P10">Resultado Esperado:</text:p>
          </table:table-cell>
          <table:table-cell table:style-name="Tabla5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5.15">
          <table:table-cell table:style-name="Tabla5.A13" office:value-type="string">
            <text:p text:style-name="P14">Estado del Caso de Prueba:</text:p>
          </table:table-cell>
          <table:table-cell table:style-name="Tabla5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5.16">
          <table:table-cell table:style-name="Tabla5.A13" office:value-type="string">
            <text:p text:style-name="P13">Resultado Obtenido:</text:p>
          </table:table-cell>
          <table:table-cell table:style-name="Tabla5.A1" office:value-type="string">
            <text:p text:style-name="P31"/>
          </table:table-cell>
        </table:table-row>
        <table:table-row table:style-name="Tabla5.17">
          <table:table-cell table:style-name="Tabla5.A13" office:value-type="string">
            <text:p text:style-name="P13">Errores asociados:</text:p>
          </table:table-cell>
          <table:table-cell table:style-name="Tabla5.A1" office:value-type="string">
            <text:p text:style-name="P31"/>
          </table:table-cell>
        </table:table-row>
        <table:table-row table:style-name="Tabla5.18">
          <table:table-cell table:style-name="Tabla5.A2" office:value-type="string">
            <text:p text:style-name="P13">Responsable del <text:span text:style-name="T15">D</text:span>iseño:</text:p>
          </table:table-cell>
          <table:table-cell table:style-name="Tabla5.B20" office:value-type="string">
            <text:p text:style-name="P76"/>
          </table:table-cell>
        </table:table-row>
        <table:table-row table:style-name="Tabla5.19">
          <table:table-cell table:style-name="Tabla5.A2" office:value-type="string">
            <text:p text:style-name="P13">Responsable de <text:span text:style-name="T15">E</text:span>jecución:</text:p>
          </table:table-cell>
          <table:table-cell table:style-name="Tabla5.B20" office:value-type="string">
            <text:p text:style-name="P76"/>
          </table:table-cell>
        </table:table-row>
        <table:table-row table:style-name="Tabla5.20">
          <table:table-cell table:style-name="Tabla5.A2" office:value-type="string">
            <text:p text:style-name="P13">Comentarios:</text:p>
          </table:table-cell>
          <table:table-cell table:style-name="Tabla5.B20" office:value-type="string">
            <text:p text:style-name="P76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">Nro:</text:p>
          </table:table-cell>
          <table:table-cell table:style-name="Tabla4.B2" office:value-type="string">
            <text:p text:style-name="P1"><text:span text:style-name="T47">PF</text:span>0<text:span text:style-name="T16">2</text:span></text:p>
          </table:table-cell>
        </table:table-row>
        <table:table-row table:style-name="Tabla4.1">
          <table:table-cell table:style-name="Tabla4.A2" office:value-type="string">
            <text:p text:style-name="P5">Fecha:</text:p>
          </table:table-cell>
          <table:table-cell table:style-name="Tabla4.B3" office:value-type="string">
            <text:p text:style-name="P1">28/07/2015</text:p>
          </table:table-cell>
        </table:table-row>
        <table:table-row table:style-name="Tabla4.1">
          <table:table-cell table:style-name="Tabla4.A2" office:value-type="string">
            <text:p text:style-name="P6">Tipo de Prueba:</text:p>
          </table:table-cell>
          <table:table-cell table:style-name="Tabla4.B4" office:value-type="string">
            <text:p text:style-name="P56">Prueba <text:span text:style-name="T2">Funcional – Prueba de Ventanas</text:span></text:p>
          </table:table-cell>
        </table:table-row>
        <table:table-row table:style-name="Tabla4.1">
          <table:table-cell table:style-name="Tabla4.A2" office:value-type="string">
            <text:p text:style-name="P7">Nombre del Sistema:</text:p>
          </table:table-cell>
          <table:table-cell table:style-name="Tabla4.B5" office:value-type="string">
            <text:p text:style-name="P78">Ticket Intelligence</text:p>
          </table:table-cell>
        </table:table-row>
        <table:table-row table:style-name="Tabla4.1">
          <table:table-cell table:style-name="Tabla4.A2" office:value-type="string">
            <text:p text:style-name="P8">Nombre del Modulo/Proceso/Función:</text:p>
          </table:table-cell>
          <table:table-cell table:style-name="Tabla4.B6" office:value-type="string">
            <text:p text:style-name="P49">Ingresar en el sistema</text:p>
          </table:table-cell>
        </table:table-row>
        <table:table-row table:style-name="Tabla4.1">
          <table:table-cell table:style-name="Tabla4.A2" office:value-type="string">
            <text:p text:style-name="P9">Nombre del Caso de Prueba:</text:p>
          </table:table-cell>
          <table:table-cell table:style-name="Tabla4.B7" office:value-type="string">
            <text:p text:style-name="P50">Login en el Sistema - Prueba de Ventanas</text:p>
          </table:table-cell>
        </table:table-row>
        <table:table-row table:style-name="Tabla4.1">
          <table:table-cell table:style-name="Tabla4.A2" office:value-type="string">
            <text:p text:style-name="P6">Descripción:</text:p>
          </table:table-cell>
          <table:table-cell table:style-name="Tabla4.B20" office:value-type="string">
            <text:p text:style-name="P70">Verificar la interfaz de acceso al sistema</text:p>
          </table:table-cell>
        </table:table-row>
        <table:table-row table:style-name="Tabla4.1">
          <table:table-cell table:style-name="Tabla4.A2" office:value-type="string">
            <text:p text:style-name="P10">Propósito:</text:p>
          </table:table-cell>
          <table:table-cell table:style-name="Tabla4.B20" office:value-type="string">
            <text:p text:style-name="P72">Ingresar a las funcionalidad el sistema</text:p>
          </table:table-cell>
        </table:table-row>
        <table:table-row table:style-name="Tabla4.1">
          <table:table-cell table:style-name="Tabla4.A2" office:value-type="string">
            <text:p text:style-name="P10">Pre-requisitos:</text:p>
          </table:table-cell>
          <table:table-cell table:style-name="Tabla4.B20" office:value-type="string">
            <text:p text:style-name="P77">Usuario registrado en el sistema</text:p>
          </table:table-cell>
        </table:table-row>
        <table:table-row table:style-name="Tabla4.1">
          <table:table-cell table:style-name="Tabla4.A2" office:value-type="string">
            <text:p text:style-name="P11">Relaciones de Casos de Uso:</text:p>
          </table:table-cell>
          <table:table-cell table:style-name="Tabla4.B20" office:value-type="string">
            <text:p text:style-name="P66">Login en el Sistema</text:p>
          </table:table-cell>
        </table:table-row>
        <table:table-row table:style-name="Tabla4.1">
          <table:table-cell table:style-name="Tabla4.A2" office:value-type="string">
            <text:p text:style-name="P15">Datos de Entrada:</text:p>
          </table:table-cell>
          <table:table-cell table:style-name="Tabla4.B20" office:value-type="string">
            <text:p text:style-name="P58">Usuario y clave</text:p>
          </table:table-cell>
        </table:table-row>
        <table:table-row table:style-name="Tabla4.13">
          <table:table-cell table:style-name="Tabla4.A13" office:value-type="string">
            <text:p text:style-name="P12">Pasos <text:span text:style-name="T3">y condiciones de ejecución</text:span>:</text:p>
          </table:table-cell>
          <table:table-cell table:style-name="Tabla4.A1" office:value-type="string">
            <text:p text:style-name="P22">1- Si los campos ingresados en los campos de texto no son correctos, mostrar el mensaje de error “Usuario o clave incorrecta, intente de nuevo”.</text:p>
            <text:p text:style-name="P17"/>
            <text:p text:style-name="P17">2- <text:span text:style-name="T17">Limpiar los campos de texto luego que aparece el mensaje de error.</text:span></text:p>
            <text:p text:style-name="P17"/>
            <text:p text:style-name="P17">3- <text:span text:style-name="T17">Los campos de texto deben tener un limite de caracteres permitidos (usuario: 10 caracteres y clave: 5 caracteres).</text:span></text:p>
            <text:p text:style-name="P17"/>
            <text:p text:style-name="P17">4- <text:span text:style-name="T17">El campo de clave debe aceptar campos numéricos y alfanuméricos.</text:span></text:p>
            <text:p text:style-name="P17"/>
            <text:p text:style-name="P23">5- Se debe poder ingresar al sistema desde varios navegadores (incluyedo internet explorer, mozilla firefox, google chrome)</text:p>
            <text:p text:style-name="P18"/>
          </table:table-cell>
        </table:table-row>
        <table:table-row table:style-name="Tabla4.14">
          <table:table-cell table:style-name="Tabla4.A13" office:value-type="string">
            <text:p text:style-name="P10">Resultado Esperado:</text:p>
          </table:table-cell>
          <table:table-cell table:style-name="Tabla4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4.15">
          <table:table-cell table:style-name="Tabla4.A13" office:value-type="string">
            <text:p text:style-name="P14">Estado del Caso de Prueba:</text:p>
          </table:table-cell>
          <table:table-cell table:style-name="Tabla4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4.16">
          <table:table-cell table:style-name="Tabla4.A13" office:value-type="string">
            <text:p text:style-name="P13">Resultado Obtenido:</text:p>
          </table:table-cell>
          <table:table-cell table:style-name="Tabla4.A1" office:value-type="string">
            <text:p text:style-name="P31"/>
          </table:table-cell>
        </table:table-row>
        <table:table-row table:style-name="Tabla4.17">
          <table:table-cell table:style-name="Tabla4.A13" office:value-type="string">
            <text:p text:style-name="P13">Errores asociados:</text:p>
          </table:table-cell>
          <table:table-cell table:style-name="Tabla4.A1" office:value-type="string">
            <text:p text:style-name="P31"/>
          </table:table-cell>
        </table:table-row>
        <text:soft-page-break/>
        <table:table-row table:style-name="Tabla4.18">
          <table:table-cell table:style-name="Tabla4.A2" office:value-type="string">
            <text:p text:style-name="P13">Responsable del <text:span text:style-name="T15">D</text:span>iseño:</text:p>
          </table:table-cell>
          <table:table-cell table:style-name="Tabla4.B20" office:value-type="string">
            <text:p text:style-name="P76"/>
          </table:table-cell>
        </table:table-row>
        <table:table-row table:style-name="Tabla4.19">
          <table:table-cell table:style-name="Tabla4.A2" office:value-type="string">
            <text:p text:style-name="P13">Responsable de <text:span text:style-name="T15">E</text:span>jecución:</text:p>
          </table:table-cell>
          <table:table-cell table:style-name="Tabla4.B20" office:value-type="string">
            <text:p text:style-name="P76"/>
          </table:table-cell>
        </table:table-row>
        <table:table-row table:style-name="Tabla4.20">
          <table:table-cell table:style-name="Tabla4.A2" office:value-type="string">
            <text:p text:style-name="P13">Comentarios:</text:p>
          </table:table-cell>
          <table:table-cell table:style-name="Tabla4.B20" office:value-type="string">
            <text:p text:style-name="P76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4">Nro:</text:p>
          </table:table-cell>
          <table:table-cell table:style-name="Tabla6.B2" office:value-type="string">
            <text:p text:style-name="P1">P<text:span text:style-name="T47">F</text:span>0<text:span text:style-name="T18">3</text:span></text:p>
          </table:table-cell>
        </table:table-row>
        <table:table-row table:style-name="Tabla6.1">
          <table:table-cell table:style-name="Tabla6.A2" office:value-type="string">
            <text:p text:style-name="P5">Fecha:</text:p>
          </table:table-cell>
          <table:table-cell table:style-name="Tabla6.B3" office:value-type="string">
            <text:p text:style-name="P1">28/07/2015</text:p>
          </table:table-cell>
        </table:table-row>
        <table:table-row table:style-name="Tabla6.1">
          <table:table-cell table:style-name="Tabla6.A2" office:value-type="string">
            <text:p text:style-name="P6">Tipo de Prueba:</text:p>
          </table:table-cell>
          <table:table-cell table:style-name="Tabla6.B4" office:value-type="string">
            <text:p text:style-name="P56">Prueba <text:span text:style-name="T2">Funcional –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7">Nombre del Sistema:</text:p>
          </table:table-cell>
          <table:table-cell table:style-name="Tabla6.B5" office:value-type="string">
            <text:p text:style-name="P78">Ticket Intelligence</text:p>
          </table:table-cell>
        </table:table-row>
        <table:table-row table:style-name="Tabla6.1">
          <table:table-cell table:style-name="Tabla6.A2" office:value-type="string">
            <text:p text:style-name="P8">Nombre del Modulo/Proceso/Función:</text:p>
          </table:table-cell>
          <table:table-cell table:style-name="Tabla6.B6" office:value-type="string">
            <text:p text:style-name="P51">Registrar Usuario</text:p>
          </table:table-cell>
        </table:table-row>
        <table:table-row table:style-name="Tabla6.1">
          <table:table-cell table:style-name="Tabla6.A2" office:value-type="string">
            <text:p text:style-name="P9">Nombre del Caso de Prueba:</text:p>
          </table:table-cell>
          <table:table-cell table:style-name="Tabla6.B7" office:value-type="string">
            <text:p text:style-name="P67">Registrar <text:span text:style-name="T19">Cliente -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6">Descripción:</text:p>
          </table:table-cell>
          <table:table-cell table:style-name="Tabla6.B20" office:value-type="string">
            <text:p text:style-name="P75">Verificar el registro de la información referente al cliente que desea acceder al sistema</text:p>
          </table:table-cell>
        </table:table-row>
        <table:table-row table:style-name="Tabla6.1">
          <table:table-cell table:style-name="Tabla6.A2" office:value-type="string">
            <text:p text:style-name="P10">Propósito:</text:p>
          </table:table-cell>
          <table:table-cell table:style-name="Tabla6.B20" office:value-type="string">
            <text:p text:style-name="P72">Ingresar a las funcionalidad el sistema</text:p>
          </table:table-cell>
        </table:table-row>
        <table:table-row table:style-name="Tabla6.1">
          <table:table-cell table:style-name="Tabla6.A2" office:value-type="string">
            <text:p text:style-name="P10">Pre-requisitos:</text:p>
          </table:table-cell>
          <table:table-cell table:style-name="Tabla6.B20" office:value-type="string">
            <text:p text:style-name="P74">Usuario <text:span text:style-name="T20">no </text:span>registrado en el sistema</text:p>
          </table:table-cell>
        </table:table-row>
        <table:table-row table:style-name="Tabla6.1">
          <table:table-cell table:style-name="Tabla6.A2" office:value-type="string">
            <text:p text:style-name="P11">Relaciones de Casos de Uso:</text:p>
          </table:table-cell>
          <table:table-cell table:style-name="Tabla6.B20" office:value-type="string">
            <text:p text:style-name="P68">Registrar Cliente</text:p>
          </table:table-cell>
        </table:table-row>
        <table:table-row table:style-name="Tabla6.1">
          <table:table-cell table:style-name="Tabla6.A2" office:value-type="string">
            <text:p text:style-name="P15">Datos de Entrada:</text:p>
          </table:table-cell>
          <table:table-cell table:style-name="Tabla6.B20" office:value-type="string">
            <text:p text:style-name="P61">Información personal del cliente</text:p>
          </table:table-cell>
        </table:table-row>
        <table:table-row table:style-name="Tabla6.13">
          <table:table-cell table:style-name="Tabla6.A13" office:value-type="string">
            <text:p text:style-name="P12">Pasos <text:span text:style-name="T3">y condiciones de ejecución</text:span>:</text:p>
          </table:table-cell>
          <table:table-cell table:style-name="Tabla6.A1" office:value-type="string">
            <text:p text:style-name="P16">Ingresar <text:span text:style-name="T21"><text:s/>todos los datos personales del cliente:</text:span></text:p>
            <text:p text:style-name="P24">1- Ingresar la cédula del cliente y verificar que la misma no exista previamente, ya que un cliente debe poseer un solo registro en el sistema.</text:p>
            <text:p text:style-name="P24"/>
            <text:p text:style-name="P24">1.1- Si la cédula del cliente existe, cargar el formulario con dicha información.</text:p>
            <text:p text:style-name="P24"/>
            <text:p text:style-name="P24">2- Si la cédula no existe, continua ingresando los datos solicitados.</text:p>
            <text:p text:style-name="P24"/>
            <text:p text:style-name="P25">3- No dejar campos vacíos que sean obligatorios, <text:span text:style-name="T22">de ser así mostrar mensaje de error “Debe ingresar campos obligatorios, los cuales se identifican </text:span></text:p>
            <text:p text:style-name="P25"><text:span text:style-name="T22">por '</text:span><text:span text:style-name="T23">*</text:span><text:span text:style-name="T24">'</text:span><text:span text:style-name="T23"> </text:span><text:span text:style-name="T22">”. No se debe limpiar el formulario luego del mensaje</text:span>.</text:p>
            <text:p text:style-name="P25"/>
            <text:p text:style-name="P26">4- Al guardar la información se debe mostrar mensaje de confirmación “Información almacenada con éxito”</text:p>
            <text:p text:style-name="P26"/>
            <text:p text:style-name="P27">5- Al seleccionar el botón “cancelar”, se debe limpiar todos los campos del formulario.</text:p>
            <text:p text:style-name="P20"><text:soft-page-break/></text:p>
          </table:table-cell>
        </table:table-row>
        <table:table-row table:style-name="Tabla6.14">
          <table:table-cell table:style-name="Tabla6.A13" office:value-type="string">
            <text:p text:style-name="P10">Resultado Esperado:</text:p>
          </table:table-cell>
          <table:table-cell table:style-name="Tabla6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6.15">
          <table:table-cell table:style-name="Tabla6.A13" office:value-type="string">
            <text:p text:style-name="P14">Estado del Caso de Prueba:</text:p>
          </table:table-cell>
          <table:table-cell table:style-name="Tabla6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6.16">
          <table:table-cell table:style-name="Tabla6.A13" office:value-type="string">
            <text:p text:style-name="P13">Resultado Obtenido:</text:p>
          </table:table-cell>
          <table:table-cell table:style-name="Tabla6.A1" office:value-type="string">
            <text:p text:style-name="P31"/>
          </table:table-cell>
        </table:table-row>
        <table:table-row table:style-name="Tabla6.17">
          <table:table-cell table:style-name="Tabla6.A13" office:value-type="string">
            <text:p text:style-name="P13">Errores asociados:</text:p>
          </table:table-cell>
          <table:table-cell table:style-name="Tabla6.A1" office:value-type="string">
            <text:p text:style-name="P31"/>
          </table:table-cell>
        </table:table-row>
        <table:table-row table:style-name="Tabla6.18">
          <table:table-cell table:style-name="Tabla6.A2" office:value-type="string">
            <text:p text:style-name="P13">Responsable del <text:span text:style-name="T15">D</text:span>iseño:</text:p>
          </table:table-cell>
          <table:table-cell table:style-name="Tabla6.B20" office:value-type="string">
            <text:p text:style-name="P76"/>
          </table:table-cell>
        </table:table-row>
        <table:table-row table:style-name="Tabla6.19">
          <table:table-cell table:style-name="Tabla6.A2" office:value-type="string">
            <text:p text:style-name="P13">Responsable de <text:span text:style-name="T15">E</text:span>jecución:</text:p>
          </table:table-cell>
          <table:table-cell table:style-name="Tabla6.B20" office:value-type="string">
            <text:p text:style-name="P76"/>
          </table:table-cell>
        </table:table-row>
        <table:table-row table:style-name="Tabla6.20">
          <table:table-cell table:style-name="Tabla6.A2" office:value-type="string">
            <text:p text:style-name="P13">Comentarios:</text:p>
          </table:table-cell>
          <table:table-cell table:style-name="Tabla6.B20" office:value-type="string">
            <text:p text:style-name="P76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a7" table:style-name="Tabla7">
        <table:table-column table:style-name="Tabla7.A"/>
        <table:table-column table:style-name="Tabla7.B"/>
        <text:soft-page-break/>
        <table:table-row table:style-name="Tabla7.1">
          <table:table-cell table:style-name="Tabla7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4">Nro:</text:p>
          </table:table-cell>
          <table:table-cell table:style-name="Tabla7.B2" office:value-type="string">
            <text:p text:style-name="P1">P<text:span text:style-name="T47">F</text:span>0<text:span text:style-name="T25">4</text:span></text:p>
          </table:table-cell>
        </table:table-row>
        <table:table-row table:style-name="Tabla7.1">
          <table:table-cell table:style-name="Tabla7.A2" office:value-type="string">
            <text:p text:style-name="P5">Fecha:</text:p>
          </table:table-cell>
          <table:table-cell table:style-name="Tabla7.B3" office:value-type="string">
            <text:p text:style-name="P1">28/07/2015</text:p>
          </table:table-cell>
        </table:table-row>
        <table:table-row table:style-name="Tabla7.1">
          <table:table-cell table:style-name="Tabla7.A2" office:value-type="string">
            <text:p text:style-name="P6">Tipo de Prueba:</text:p>
          </table:table-cell>
          <table:table-cell table:style-name="Tabla7.B4" office:value-type="string">
            <text:p text:style-name="P56">Prueba <text:span text:style-name="T2">Funcional – Prueba de Ventanas</text:span></text:p>
          </table:table-cell>
        </table:table-row>
        <table:table-row table:style-name="Tabla7.1">
          <table:table-cell table:style-name="Tabla7.A2" office:value-type="string">
            <text:p text:style-name="P7">Nombre del Sistema:</text:p>
          </table:table-cell>
          <table:table-cell table:style-name="Tabla7.B5" office:value-type="string">
            <text:p text:style-name="P78">Ticket Intelligence</text:p>
          </table:table-cell>
        </table:table-row>
        <table:table-row table:style-name="Tabla7.1">
          <table:table-cell table:style-name="Tabla7.A2" office:value-type="string">
            <text:p text:style-name="P8">Nombre del Modulo/Proceso/Función:</text:p>
          </table:table-cell>
          <table:table-cell table:style-name="Tabla7.B6" office:value-type="string">
            <text:p text:style-name="P51">Registrar Usuario</text:p>
          </table:table-cell>
        </table:table-row>
        <table:table-row table:style-name="Tabla7.1">
          <table:table-cell table:style-name="Tabla7.A2" office:value-type="string">
            <text:p text:style-name="P9">Nombre del Caso de Prueba:</text:p>
          </table:table-cell>
          <table:table-cell table:style-name="Tabla7.B7" office:value-type="string">
            <text:p text:style-name="P57">Registrar Cliente - <text:span text:style-name="T2">Prueba de Ventanas</text:span></text:p>
          </table:table-cell>
        </table:table-row>
        <table:table-row table:style-name="Tabla7.1">
          <table:table-cell table:style-name="Tabla7.A2" office:value-type="string">
            <text:p text:style-name="P6">Descripción:</text:p>
          </table:table-cell>
          <table:table-cell table:style-name="Tabla7.B20" office:value-type="string">
            <text:p text:style-name="P75">Verificar el registro de la información referente al cliente que desea acceder al sistema</text:p>
          </table:table-cell>
        </table:table-row>
        <table:table-row table:style-name="Tabla7.1">
          <table:table-cell table:style-name="Tabla7.A2" office:value-type="string">
            <text:p text:style-name="P10">Propósito:</text:p>
          </table:table-cell>
          <table:table-cell table:style-name="Tabla7.B20" office:value-type="string">
            <text:p text:style-name="P72">Ingresar a las funcionalidad el sistema</text:p>
          </table:table-cell>
        </table:table-row>
        <table:table-row table:style-name="Tabla7.1">
          <table:table-cell table:style-name="Tabla7.A2" office:value-type="string">
            <text:p text:style-name="P10">Pre-requisitos:</text:p>
          </table:table-cell>
          <table:table-cell table:style-name="Tabla7.B20" office:value-type="string">
            <text:p text:style-name="P74">Usuario <text:span text:style-name="T20">no </text:span>registrado en el sistema</text:p>
          </table:table-cell>
        </table:table-row>
        <table:table-row table:style-name="Tabla7.1">
          <table:table-cell table:style-name="Tabla7.A2" office:value-type="string">
            <text:p text:style-name="P11">Relaciones de Casos de Uso:</text:p>
          </table:table-cell>
          <table:table-cell table:style-name="Tabla7.B20" office:value-type="string">
            <text:p text:style-name="P68">Registrar Cliente</text:p>
          </table:table-cell>
        </table:table-row>
        <table:table-row table:style-name="Tabla7.1">
          <table:table-cell table:style-name="Tabla7.A2" office:value-type="string">
            <text:p text:style-name="P15">Datos de Entrada:</text:p>
          </table:table-cell>
          <table:table-cell table:style-name="Tabla7.B20" office:value-type="string">
            <text:p text:style-name="P62">Información personal del cliente</text:p>
          </table:table-cell>
        </table:table-row>
        <table:table-row table:style-name="Tabla7.13">
          <table:table-cell table:style-name="Tabla7.A13" office:value-type="string">
            <text:p text:style-name="P12">Pasos <text:span text:style-name="T3">y condiciones de ejecución</text:span>:</text:p>
          </table:table-cell>
          <table:table-cell table:style-name="Tabla7.A1" office:value-type="string">
            <text:p text:style-name="P38">1- El campo de texto de cédula, solo debe permitir campos numéricos.</text:p>
            <text:p text:style-name="P39"/>
            <text:p text:style-name="P38">2- <text:span text:style-name="T27">Los campos de texto de nombres y apellidos solo pueden permitir campos de solo texto (letras).</text:span></text:p>
            <text:p text:style-name="P39"/>
            <text:p text:style-name="P38">3- <text:span text:style-name="T31">Seleccionar primero el estado para</text:span></text:p>
            <text:p text:style-name="P39"><text:s/>que luego se desplieguen las ciudades pertenecientes a ese estado.</text:p>
            <text:p text:style-name="P38"/>
            <text:p text:style-name="P38">4- E<text:span text:style-name="T31">n el campo teléfono, solo se deben ingresar caracteres numéricos.</text:span></text:p>
            <text:p text:style-name="P38"/>
            <text:p text:style-name="P40">5- En el campo correo, solo se deben ingresar direcciones de e-mail validas.</text:p>
            <text:p text:style-name="P42"/>
            <text:p text:style-name="P28"><text:span text:style-name="T32">6</text:span>- Los campos de texto deben tener un limite de caracteres permitidos </text:p>
            <text:p text:style-name="P28">(cédula: 10 caracteres, nombres: 50 caracteres, apellidos: 50 caracteres, dirección: 150 caracteres, teléfono: 12 caracteres, nombre de usuario: 10 caracteres y clave: 5 caracteres ).</text:p>
            <text:p text:style-name="P28"/>
            <text:p text:style-name="P80">7- Cuando se refresca la pagina o cancelamos la operación se limpian los campos de texto.</text:p>
            <text:p text:style-name="P80"/>
            <text:p text:style-name="P81"><text:soft-page-break/>8- La resolución debe ser correcta para todo dispositivo a través del cual se ingrese al sistema.</text:p>
            <text:p text:style-name="P43"/>
          </table:table-cell>
        </table:table-row>
        <table:table-row table:style-name="Tabla7.14">
          <table:table-cell table:style-name="Tabla7.A13" office:value-type="string">
            <text:p text:style-name="P10">Resultado Esperado:</text:p>
          </table:table-cell>
          <table:table-cell table:style-name="Tabla7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7.15">
          <table:table-cell table:style-name="Tabla7.A13" office:value-type="string">
            <text:p text:style-name="P14">Estado del Caso de Prueba:</text:p>
          </table:table-cell>
          <table:table-cell table:style-name="Tabla7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7.16">
          <table:table-cell table:style-name="Tabla7.A13" office:value-type="string">
            <text:p text:style-name="P13">Resultado Obtenido:</text:p>
          </table:table-cell>
          <table:table-cell table:style-name="Tabla7.A1" office:value-type="string">
            <text:p text:style-name="P31"/>
          </table:table-cell>
        </table:table-row>
        <table:table-row table:style-name="Tabla7.17">
          <table:table-cell table:style-name="Tabla7.A13" office:value-type="string">
            <text:p text:style-name="P13">Errores asociados:</text:p>
          </table:table-cell>
          <table:table-cell table:style-name="Tabla7.A1" office:value-type="string">
            <text:p text:style-name="P31"/>
          </table:table-cell>
        </table:table-row>
        <table:table-row table:style-name="Tabla7.18">
          <table:table-cell table:style-name="Tabla7.A2" office:value-type="string">
            <text:p text:style-name="P13">Responsable del <text:span text:style-name="T15">D</text:span>iseño:</text:p>
          </table:table-cell>
          <table:table-cell table:style-name="Tabla7.B20" office:value-type="string">
            <text:p text:style-name="P76"/>
          </table:table-cell>
        </table:table-row>
        <table:table-row table:style-name="Tabla7.19">
          <table:table-cell table:style-name="Tabla7.A2" office:value-type="string">
            <text:p text:style-name="P13">Responsable de <text:span text:style-name="T15">E</text:span>jecución:</text:p>
          </table:table-cell>
          <table:table-cell table:style-name="Tabla7.B20" office:value-type="string">
            <text:p text:style-name="P76"/>
          </table:table-cell>
        </table:table-row>
        <table:table-row table:style-name="Tabla7.20">
          <table:table-cell table:style-name="Tabla7.A2" office:value-type="string">
            <text:p text:style-name="P13">Comentarios:</text:p>
          </table:table-cell>
          <table:table-cell table:style-name="Tabla7.B20" office:value-type="string">
            <text:p text:style-name="P76"/>
          </table:table-cell>
        </table:table-row>
      </table:table>
      <text:p text:style-name="P34"/>
      <text:p text:style-name="P3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4">Nro:</text:p>
          </table:table-cell>
          <table:table-cell table:style-name="Tabla8.B2" office:value-type="string">
            <text:p text:style-name="P1">P<text:span text:style-name="T47">F</text:span>0<text:span text:style-name="T33">5</text:span></text:p>
          </table:table-cell>
        </table:table-row>
        <table:table-row table:style-name="Tabla8.1">
          <table:table-cell table:style-name="Tabla8.A2" office:value-type="string">
            <text:p text:style-name="P5">Fecha:</text:p>
          </table:table-cell>
          <table:table-cell table:style-name="Tabla8.B3" office:value-type="string">
            <text:p text:style-name="P1">28/07/2015</text:p>
          </table:table-cell>
        </table:table-row>
        <table:table-row table:style-name="Tabla8.1">
          <table:table-cell table:style-name="Tabla8.A2" office:value-type="string">
            <text:p text:style-name="P6">Tipo de Prueba:</text:p>
          </table:table-cell>
          <table:table-cell table:style-name="Tabla8.B4" office:value-type="string">
            <text:p text:style-name="P56">Prueba <text:span text:style-name="T2">Funcional – 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7">Nombre del Sistema:</text:p>
          </table:table-cell>
          <table:table-cell table:style-name="Tabla8.B5" office:value-type="string">
            <text:p text:style-name="P78">Ticket Intelligence</text:p>
          </table:table-cell>
        </table:table-row>
        <table:table-row table:style-name="Tabla8.1">
          <table:table-cell table:style-name="Tabla8.A2" office:value-type="string">
            <text:p text:style-name="P8">Nombre del Modulo/Proceso/Función:</text:p>
          </table:table-cell>
          <table:table-cell table:style-name="Tabla8.B6" office:value-type="string">
            <text:p text:style-name="P51">Registrar <text:span text:style-name="T34">Usuario</text:span></text:p>
          </table:table-cell>
        </table:table-row>
        <table:table-row table:style-name="Tabla8.1">
          <table:table-cell table:style-name="Tabla8.A2" office:value-type="string">
            <text:p text:style-name="P9">Nombre del Caso de Prueba:</text:p>
          </table:table-cell>
          <table:table-cell table:style-name="Tabla8.B7" office:value-type="string">
            <text:p text:style-name="P52">Registrar Empresa - <text:span text:style-name="T2">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6">Descripción:</text:p>
          </table:table-cell>
          <table:table-cell table:style-name="Tabla8.B20" office:value-type="string">
            <text:p text:style-name="P75">Verificar el registro de la información referente a la empresa que desea acceder al sistema</text:p>
          </table:table-cell>
        </table:table-row>
        <table:table-row table:style-name="Tabla8.1">
          <table:table-cell table:style-name="Tabla8.A2" office:value-type="string">
            <text:p text:style-name="P10">Propósito:</text:p>
          </table:table-cell>
          <table:table-cell table:style-name="Tabla8.B20" office:value-type="string">
            <text:p text:style-name="P72">Ingresar a las funcionalidad el sistema</text:p>
          </table:table-cell>
        </table:table-row>
        <table:table-row table:style-name="Tabla8.1">
          <table:table-cell table:style-name="Tabla8.A2" office:value-type="string">
            <text:p text:style-name="P10">Pre-requisitos:</text:p>
          </table:table-cell>
          <table:table-cell table:style-name="Tabla8.B20" office:value-type="string">
            <text:p text:style-name="P74"><text:span text:style-name="T33">Empresa</text:span> <text:span text:style-name="T20">no </text:span>registrad<text:span text:style-name="T33">a</text:span> en el sistema</text:p>
          </table:table-cell>
        </table:table-row>
        <table:table-row table:style-name="Tabla8.1">
          <table:table-cell table:style-name="Tabla8.A2" office:value-type="string">
            <text:p text:style-name="P11">Relaciones de Casos de Uso:</text:p>
          </table:table-cell>
          <table:table-cell table:style-name="Tabla8.B20" office:value-type="string">
            <text:p text:style-name="P68">Registrar <text:span text:style-name="T33">Empresa</text:span></text:p>
          </table:table-cell>
        </table:table-row>
        <table:table-row table:style-name="Tabla8.1">
          <table:table-cell table:style-name="Tabla8.A2" office:value-type="string">
            <text:p text:style-name="P15">Datos de Entrada:</text:p>
          </table:table-cell>
          <table:table-cell table:style-name="Tabla8.B20" office:value-type="string">
            <text:p text:style-name="P59"><text:span text:style-name="T11">Información </text:span><text:span text:style-name="T12">referente a la empresa</text:span></text:p>
          </table:table-cell>
        </table:table-row>
        <table:table-row table:style-name="Tabla8.13">
          <table:table-cell table:style-name="Tabla8.A13" office:value-type="string">
            <text:p text:style-name="P12">Pasos <text:span text:style-name="T3">y condiciones de ejecución</text:span>:</text:p>
          </table:table-cell>
          <table:table-cell table:style-name="Tabla8.A1" office:value-type="string">
            <text:p text:style-name="P16">Ingresar <text:span text:style-name="T21"><text:s/>todos los datos de la empresa:</text:span></text:p>
            <text:p text:style-name="P24">1- Ingresar <text:span text:style-name="T35">el RIF de la empresa,</text:span> verificar que la misma no exista previamente, ya que un<text:span text:style-name="T35">a</text:span> <text:span text:style-name="T35">empresa</text:span> debe poseer un solo registro en el sistema.</text:p>
            <text:p text:style-name="P24"/>
            <text:p text:style-name="P24">1.1- Si <text:span text:style-name="T36">el RIF</text:span> de <text:span text:style-name="T36">la empresa</text:span> existe, cargar el formulario con dicha información.</text:p>
            <text:p text:style-name="P24"/>
            <text:p text:style-name="P24">2- Si <text:span text:style-name="T36">el RIF</text:span> no existe, continua ingresando los datos solicitados.</text:p>
            <text:p text:style-name="P24"/>
            <text:p text:style-name="P25">3- No dejar campos vacíos que sean obligatorios, <text:span text:style-name="T22">de ser así mostrar mensaje de error “Debe ingresar campos obligatorios, los cuales se identifican </text:span></text:p>
            <text:p text:style-name="P25"><text:span text:style-name="T22">por '</text:span><text:span text:style-name="T23">*</text:span><text:span text:style-name="T24">'</text:span><text:span text:style-name="T23"> </text:span><text:span text:style-name="T22">”. No se debe limpiar el formulario luego del mensaje</text:span>.</text:p>
            <text:p text:style-name="P25"/>
            <text:p text:style-name="P26">4- Al guardar la información se debe mostrar mensaje de confirmación “Información almacenada con éxito”</text:p>
            <text:p text:style-name="P26"/>
            <text:p text:style-name="P27"><text:soft-page-break/>5- Al seleccionar el botón “cancelar”, se debe limpiar todos los campos del formulario.</text:p>
            <text:p text:style-name="P20"/>
          </table:table-cell>
        </table:table-row>
        <table:table-row table:style-name="Tabla8.14">
          <table:table-cell table:style-name="Tabla8.A13" office:value-type="string">
            <text:p text:style-name="P10">Resultado Esperado:</text:p>
          </table:table-cell>
          <table:table-cell table:style-name="Tabla8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8.15">
          <table:table-cell table:style-name="Tabla8.A13" office:value-type="string">
            <text:p text:style-name="P14">Estado del Caso de Prueba:</text:p>
          </table:table-cell>
          <table:table-cell table:style-name="Tabla8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8.16">
          <table:table-cell table:style-name="Tabla8.A13" office:value-type="string">
            <text:p text:style-name="P13">Resultado Obtenido:</text:p>
          </table:table-cell>
          <table:table-cell table:style-name="Tabla8.A1" office:value-type="string">
            <text:p text:style-name="P31"/>
          </table:table-cell>
        </table:table-row>
        <table:table-row table:style-name="Tabla8.17">
          <table:table-cell table:style-name="Tabla8.A13" office:value-type="string">
            <text:p text:style-name="P13">Errores asociados:</text:p>
          </table:table-cell>
          <table:table-cell table:style-name="Tabla8.A1" office:value-type="string">
            <text:p text:style-name="P31"/>
          </table:table-cell>
        </table:table-row>
        <table:table-row table:style-name="Tabla8.18">
          <table:table-cell table:style-name="Tabla8.A2" office:value-type="string">
            <text:p text:style-name="P13">Responsable del <text:span text:style-name="T15">D</text:span>iseño:</text:p>
          </table:table-cell>
          <table:table-cell table:style-name="Tabla8.B20" office:value-type="string">
            <text:p text:style-name="P76"/>
          </table:table-cell>
        </table:table-row>
        <table:table-row table:style-name="Tabla8.19">
          <table:table-cell table:style-name="Tabla8.A2" office:value-type="string">
            <text:p text:style-name="P13">Responsable de <text:span text:style-name="T15">E</text:span>jecución:</text:p>
          </table:table-cell>
          <table:table-cell table:style-name="Tabla8.B20" office:value-type="string">
            <text:p text:style-name="P76"/>
          </table:table-cell>
        </table:table-row>
        <table:table-row table:style-name="Tabla8.20">
          <table:table-cell table:style-name="Tabla8.A2" office:value-type="string">
            <text:p text:style-name="P13">Comentarios:</text:p>
          </table:table-cell>
          <table:table-cell table:style-name="Tabla8.B20" office:value-type="string">
            <text:p text:style-name="P76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4">Nro:</text:p>
          </table:table-cell>
          <table:table-cell table:style-name="Tabla10.B2" office:value-type="string">
            <text:p text:style-name="P1">P<text:span text:style-name="T47">F</text:span>0<text:span text:style-name="T37">6</text:span></text:p>
          </table:table-cell>
        </table:table-row>
        <table:table-row table:style-name="Tabla10.1">
          <table:table-cell table:style-name="Tabla10.A2" office:value-type="string">
            <text:p text:style-name="P5">Fecha:</text:p>
          </table:table-cell>
          <table:table-cell table:style-name="Tabla10.B3" office:value-type="string">
            <text:p text:style-name="P1">28/07/2015</text:p>
          </table:table-cell>
        </table:table-row>
        <table:table-row table:style-name="Tabla10.1">
          <table:table-cell table:style-name="Tabla10.A2" office:value-type="string">
            <text:p text:style-name="P6">Tipo de Prueba:</text:p>
          </table:table-cell>
          <table:table-cell table:style-name="Tabla10.B4" office:value-type="string">
            <text:p text:style-name="P56">Prueba <text:span text:style-name="T2">Funcional – Prueba de Ventanas</text:span></text:p>
          </table:table-cell>
        </table:table-row>
        <table:table-row table:style-name="Tabla10.1">
          <table:table-cell table:style-name="Tabla10.A2" office:value-type="string">
            <text:p text:style-name="P7">Nombre del Sistema:</text:p>
          </table:table-cell>
          <table:table-cell table:style-name="Tabla10.B5" office:value-type="string">
            <text:p text:style-name="P78">Ticket Intelligence</text:p>
          </table:table-cell>
        </table:table-row>
        <table:table-row table:style-name="Tabla10.1">
          <table:table-cell table:style-name="Tabla10.A2" office:value-type="string">
            <text:p text:style-name="P8">Nombre del Modulo/Proceso/Función:</text:p>
          </table:table-cell>
          <table:table-cell table:style-name="Tabla10.B6" office:value-type="string">
            <text:p text:style-name="P51">Registrar Usuario</text:p>
          </table:table-cell>
        </table:table-row>
        <table:table-row table:style-name="Tabla10.1">
          <table:table-cell table:style-name="Tabla10.A2" office:value-type="string">
            <text:p text:style-name="P9">Nombre del Caso de Prueba:</text:p>
          </table:table-cell>
          <table:table-cell table:style-name="Tabla10.B7" office:value-type="string">
            <text:p text:style-name="P52">Registrar Empresa - <text:span text:style-name="T2">Prueba de Ventanas</text:span></text:p>
          </table:table-cell>
        </table:table-row>
        <table:table-row table:style-name="Tabla10.1">
          <table:table-cell table:style-name="Tabla10.A2" office:value-type="string">
            <text:p text:style-name="P6">Descripción:</text:p>
          </table:table-cell>
          <table:table-cell table:style-name="Tabla10.B20" office:value-type="string">
            <text:p text:style-name="P75">Verificar el registro de la información referente a la empresa que desea acceder al sistema</text:p>
          </table:table-cell>
        </table:table-row>
        <table:table-row table:style-name="Tabla10.1">
          <table:table-cell table:style-name="Tabla10.A2" office:value-type="string">
            <text:p text:style-name="P10">Propósito:</text:p>
          </table:table-cell>
          <table:table-cell table:style-name="Tabla10.B20" office:value-type="string">
            <text:p text:style-name="P72">Ingresar a las funcionalidad el sistema</text:p>
          </table:table-cell>
        </table:table-row>
        <table:table-row table:style-name="Tabla10.1">
          <table:table-cell table:style-name="Tabla10.A2" office:value-type="string">
            <text:p text:style-name="P10">Pre-requisitos:</text:p>
          </table:table-cell>
          <table:table-cell table:style-name="Tabla10.B20" office:value-type="string">
            <text:p text:style-name="P74"><text:span text:style-name="T37">Empresa</text:span> <text:span text:style-name="T20">no </text:span>registrad<text:span text:style-name="T37">a </text:span>en el sistema</text:p>
          </table:table-cell>
        </table:table-row>
        <table:table-row table:style-name="Tabla10.1">
          <table:table-cell table:style-name="Tabla10.A2" office:value-type="string">
            <text:p text:style-name="P11">Relaciones de Casos de Uso:</text:p>
          </table:table-cell>
          <table:table-cell table:style-name="Tabla10.B20" office:value-type="string">
            <text:p text:style-name="P68">Registrar <text:span text:style-name="T37">Empresa</text:span></text:p>
          </table:table-cell>
        </table:table-row>
        <table:table-row table:style-name="Tabla10.1">
          <table:table-cell table:style-name="Tabla10.A2" office:value-type="string">
            <text:p text:style-name="P15">Datos de Entrada:</text:p>
          </table:table-cell>
          <table:table-cell table:style-name="Tabla10.B20" office:value-type="string">
            <text:p text:style-name="P63"><text:span text:style-name="T11">Información </text:span><text:span text:style-name="T13">referente a l cliente</text:span></text:p>
          </table:table-cell>
        </table:table-row>
        <table:table-row table:style-name="Tabla10.13">
          <table:table-cell table:style-name="Tabla10.A13" office:value-type="string">
            <text:p text:style-name="P12">Pasos <text:span text:style-name="T3">y condiciones de ejecución</text:span>:</text:p>
          </table:table-cell>
          <table:table-cell table:style-name="Tabla10.A1" office:value-type="string">
            <text:p text:style-name="P38">1- El campo de texto de RIF, debe permitir campos alfanuméricos (letras y números).</text:p>
            <text:p text:style-name="P39"/>
            <text:p text:style-name="P38">2- <text:span text:style-name="T38">El</text:span><text:span text:style-name="T27"> campo de texto de </text:span><text:span text:style-name="T28">razón social</text:span><text:span text:style-name="T27"> </text:span><text:span text:style-name="T28">debe</text:span><text:span text:style-name="T27"> permitir ca</text:span><text:span text:style-name="T28">m</text:span><text:span text:style-name="T27">pos </text:span><text:span text:style-name="T28">alfanuméricos (en los casos en que el nombre de la empresa posea </text:span><text:span text:style-name="T26">número</text:span><text:span text:style-name="T28">s)</text:span></text:p>
            <text:p text:style-name="P39"/>
            <text:p text:style-name="P38"><text:span text:style-name="T39">3</text:span>- E<text:span text:style-name="T31">n el campo teléfono, solo se deben ingresar caracteres numéricos.</text:span></text:p>
            <text:p text:style-name="P38"/>
            <text:p text:style-name="P41">4- <text:span text:style-name="T31">Seleccionar primero el estado para</text:span></text:p>
            <text:p text:style-name="P39"><text:s/>que luego se desplieguen las ciudades pertenecientes a ese estado.</text:p>
            <text:p text:style-name="P42"/>
            <text:p text:style-name="P28">5- Los campos de texto deben tener un limite de caracteres permitidos </text:p>
            <text:p text:style-name="P28">(nombres: 50 caracteres, dirección: 150 caracteres, teléfono: 12 caracteres, categoría: 50 caracteres, nombre de <text:soft-page-break/>usuario: 10 caracteres y clave: 5 caracteres).</text:p>
            <text:p text:style-name="P44"/>
            <text:p text:style-name="P42"/>
            <text:p text:style-name="P45"/>
            <text:p text:style-name="P43"/>
          </table:table-cell>
        </table:table-row>
        <table:table-row table:style-name="Tabla10.14">
          <table:table-cell table:style-name="Tabla10.A13" office:value-type="string">
            <text:p text:style-name="P10">Resultado Esperado:</text:p>
          </table:table-cell>
          <table:table-cell table:style-name="Tabla10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10.15">
          <table:table-cell table:style-name="Tabla10.A13" office:value-type="string">
            <text:p text:style-name="P14">Estado del Caso de Prueba:</text:p>
          </table:table-cell>
          <table:table-cell table:style-name="Tabla10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10.16">
          <table:table-cell table:style-name="Tabla10.A13" office:value-type="string">
            <text:p text:style-name="P13">Resultado Obtenido:</text:p>
          </table:table-cell>
          <table:table-cell table:style-name="Tabla10.A1" office:value-type="string">
            <text:p text:style-name="P31"/>
          </table:table-cell>
        </table:table-row>
        <table:table-row table:style-name="Tabla10.17">
          <table:table-cell table:style-name="Tabla10.A13" office:value-type="string">
            <text:p text:style-name="P13">Errores asociados:</text:p>
          </table:table-cell>
          <table:table-cell table:style-name="Tabla10.A1" office:value-type="string">
            <text:p text:style-name="P31"/>
          </table:table-cell>
        </table:table-row>
        <table:table-row table:style-name="Tabla10.18">
          <table:table-cell table:style-name="Tabla10.A2" office:value-type="string">
            <text:p text:style-name="P13">Responsable del <text:span text:style-name="T15">D</text:span>iseño:</text:p>
          </table:table-cell>
          <table:table-cell table:style-name="Tabla10.B20" office:value-type="string">
            <text:p text:style-name="P76"/>
          </table:table-cell>
        </table:table-row>
        <table:table-row table:style-name="Tabla10.19">
          <table:table-cell table:style-name="Tabla10.A2" office:value-type="string">
            <text:p text:style-name="P13">Responsable de <text:span text:style-name="T15">E</text:span>jecución:</text:p>
          </table:table-cell>
          <table:table-cell table:style-name="Tabla10.B20" office:value-type="string">
            <text:p text:style-name="P76"/>
          </table:table-cell>
        </table:table-row>
        <table:table-row table:style-name="Tabla10.20">
          <table:table-cell table:style-name="Tabla10.A2" office:value-type="string">
            <text:p text:style-name="P13">Comentarios:</text:p>
          </table:table-cell>
          <table:table-cell table:style-name="Tabla10.B20" office:value-type="string">
            <text:p text:style-name="P76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2">Plantilla de Casos de <text:span text:style-name="T1">Prueba Funcional</text:span>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">Nro:</text:p>
          </table:table-cell>
          <table:table-cell table:style-name="Tabla11.B2" office:value-type="string">
            <text:p text:style-name="P1">P<text:span text:style-name="T47">F</text:span>0<text:span text:style-name="T40">7</text:span></text:p>
          </table:table-cell>
        </table:table-row>
        <table:table-row table:style-name="Tabla11.1">
          <table:table-cell table:style-name="Tabla11.A2" office:value-type="string">
            <text:p text:style-name="P5">Fecha:</text:p>
          </table:table-cell>
          <table:table-cell table:style-name="Tabla11.B3" office:value-type="string">
            <text:p text:style-name="P1">28/07/2015</text:p>
          </table:table-cell>
        </table:table-row>
        <table:table-row table:style-name="Tabla11.1">
          <table:table-cell table:style-name="Tabla11.A2" office:value-type="string">
            <text:p text:style-name="P6">Tipo de Prueba:</text:p>
          </table:table-cell>
          <table:table-cell table:style-name="Tabla11.B4" office:value-type="string">
            <text:p text:style-name="P56">Prueba <text:span text:style-name="T2">Funcional – 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7">Nombre del Sistema:</text:p>
          </table:table-cell>
          <table:table-cell table:style-name="Tabla11.B5" office:value-type="string">
            <text:p text:style-name="P78">Ticket Intelligence</text:p>
          </table:table-cell>
        </table:table-row>
        <table:table-row table:style-name="Tabla11.1">
          <table:table-cell table:style-name="Tabla11.A2" office:value-type="string">
            <text:p text:style-name="P8">Nombre del Modulo/Proceso/Función:</text:p>
          </table:table-cell>
          <table:table-cell table:style-name="Tabla11.B6" office:value-type="string">
            <text:p text:style-name="P53">Solicitar Ticket</text:p>
          </table:table-cell>
        </table:table-row>
        <table:table-row table:style-name="Tabla11.1">
          <table:table-cell table:style-name="Tabla11.A2" office:value-type="string">
            <text:p text:style-name="P9">Nombre del Caso de Prueba:</text:p>
          </table:table-cell>
          <table:table-cell table:style-name="Tabla11.B7" office:value-type="string">
            <text:p text:style-name="P54">Generar Ticket - <text:span text:style-name="T2">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6">Descripción:</text:p>
          </table:table-cell>
          <table:table-cell table:style-name="Tabla11.B20" office:value-type="string">
            <text:p text:style-name="P71">Verificar y validar la información pertinente para generar el ticket de compra de productos por el cliente</text:p>
          </table:table-cell>
        </table:table-row>
        <table:table-row table:style-name="Tabla11.1">
          <table:table-cell table:style-name="Tabla11.A2" office:value-type="string">
            <text:p text:style-name="P10">Propósito:</text:p>
          </table:table-cell>
          <table:table-cell table:style-name="Tabla11.B20" office:value-type="string">
            <text:p text:style-name="P73">Generar Ticket de compra</text:p>
          </table:table-cell>
        </table:table-row>
        <table:table-row table:style-name="Tabla11.1">
          <table:table-cell table:style-name="Tabla11.A2" office:value-type="string">
            <text:p text:style-name="P10">Pre-requisitos:</text:p>
          </table:table-cell>
          <table:table-cell table:style-name="Tabla11.B20" office:value-type="string">
            <text:p text:style-name="P74"><text:span text:style-name="T41">Cliente </text:span>registrado en el sistema</text:p>
          </table:table-cell>
        </table:table-row>
        <table:table-row table:style-name="Tabla11.1">
          <table:table-cell table:style-name="Tabla11.A2" office:value-type="string">
            <text:p text:style-name="P11">Relaciones de Casos de Uso:</text:p>
          </table:table-cell>
          <table:table-cell table:style-name="Tabla11.B20" office:value-type="string">
            <text:p text:style-name="P69">Generar Ticket</text:p>
          </table:table-cell>
        </table:table-row>
        <table:table-row table:style-name="Tabla11.1">
          <table:table-cell table:style-name="Tabla11.A2" office:value-type="string">
            <text:p text:style-name="P15">Datos de Entrada:</text:p>
          </table:table-cell>
          <table:table-cell table:style-name="Tabla11.B20" office:value-type="string">
            <text:p text:style-name="P59"><text:span text:style-name="T11">Información </text:span><text:span text:style-name="T12">referente </text:span><text:span text:style-name="T14">al cliente</text:span></text:p>
          </table:table-cell>
        </table:table-row>
        <table:table-row table:style-name="Tabla11.13">
          <table:table-cell table:style-name="Tabla11.A13" office:value-type="string">
            <text:p text:style-name="P12">Pasos <text:span text:style-name="T3">y condiciones de ejecución</text:span>:</text:p>
          </table:table-cell>
          <table:table-cell table:style-name="Tabla11.A1" office:value-type="string">
            <text:p text:style-name="P29">Cargar datos del cliente ingresado:</text:p>
            <text:p text:style-name="P24">1- <text:span text:style-name="T42">Mostrar en el formulario, la cédula, nombres, apellidos. Estos campos de textos deben estar deshabilitados.</text:span></text:p>
            <text:p text:style-name="P24"/>
            <text:p text:style-name="P24">2- <text:span text:style-name="T42">El campo de texto de, serial, numero, deben ser generados automáticamente por el sistema y estos campos deben estar deshabilitados.</text:span></text:p>
            <text:p text:style-name="P24"/>
            <text:p text:style-name="P29">3- El campo de texto de fecha y hora, deben ser generados automáticamente por el sistema y estos campos <text:s/>deben estar deshabilitados.</text:p>
            <text:p text:style-name="P24"/>
            <text:p text:style-name="P30">4- Cuando se selecciona el nombre de la empresa, se debe cargar el listado de las sucursales o franquicias asociadas a la misma.</text:p>
            <text:p text:style-name="P24"/>
            <text:p text:style-name="P25"><text:span text:style-name="T43">5</text:span>- No dejar campos vacíos que sean <text:soft-page-break/>obligatorios, <text:span text:style-name="T22">de ser así mostrar mensaje de error “Debe ingresar campos obligatorios, los cuales se identifican </text:span></text:p>
            <text:p text:style-name="P25"><text:span text:style-name="T22">por '</text:span><text:span text:style-name="T23">*</text:span><text:span text:style-name="T24">'</text:span><text:span text:style-name="T23"> </text:span><text:span text:style-name="T22">”. No se debe limpiar el formulario luego del mensaje</text:span>.</text:p>
            <text:p text:style-name="P25"/>
            <text:p text:style-name="P26"/>
            <text:p text:style-name="P27"><text:span text:style-name="T43">6</text:span>- Al seleccionar el botón “<text:span text:style-name="T43">Generar Ticket</text:span>”, <text:span text:style-name="T43">debe mostrar en pantalla el ticket generado con: cédula, nombres y apellidos del cliente, serial, numero, fecha, hora de la operación y dirección exacta donde realizara la compra</text:span>.</text:p>
            <text:p text:style-name="P20"/>
          </table:table-cell>
        </table:table-row>
        <table:table-row table:style-name="Tabla11.14">
          <table:table-cell table:style-name="Tabla11.A13" office:value-type="string">
            <text:p text:style-name="P10">Resultado Esperado:</text:p>
          </table:table-cell>
          <table:table-cell table:style-name="Tabla11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11.15">
          <table:table-cell table:style-name="Tabla11.A13" office:value-type="string">
            <text:p text:style-name="P14">Estado del Caso de Prueba:</text:p>
          </table:table-cell>
          <table:table-cell table:style-name="Tabla11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11.16">
          <table:table-cell table:style-name="Tabla11.A13" office:value-type="string">
            <text:p text:style-name="P13">Resultado Obtenido:</text:p>
          </table:table-cell>
          <table:table-cell table:style-name="Tabla11.A1" office:value-type="string">
            <text:p text:style-name="P31"/>
          </table:table-cell>
        </table:table-row>
        <table:table-row table:style-name="Tabla11.17">
          <table:table-cell table:style-name="Tabla11.A13" office:value-type="string">
            <text:p text:style-name="P13">Errores asociados:</text:p>
          </table:table-cell>
          <table:table-cell table:style-name="Tabla11.A1" office:value-type="string">
            <text:p text:style-name="P31"/>
          </table:table-cell>
        </table:table-row>
        <table:table-row table:style-name="Tabla11.18">
          <table:table-cell table:style-name="Tabla11.A2" office:value-type="string">
            <text:p text:style-name="P13">Responsable del <text:span text:style-name="T15">D</text:span>iseño:</text:p>
          </table:table-cell>
          <table:table-cell table:style-name="Tabla11.B20" office:value-type="string">
            <text:p text:style-name="P76"/>
          </table:table-cell>
        </table:table-row>
        <table:table-row table:style-name="Tabla11.19">
          <table:table-cell table:style-name="Tabla11.A2" office:value-type="string">
            <text:p text:style-name="P13">Responsable de <text:span text:style-name="T15">E</text:span>jecución:</text:p>
          </table:table-cell>
          <table:table-cell table:style-name="Tabla11.B20" office:value-type="string">
            <text:p text:style-name="P76"/>
          </table:table-cell>
        </table:table-row>
        <table:table-row table:style-name="Tabla11.20">
          <table:table-cell table:style-name="Tabla11.A2" office:value-type="string">
            <text:p text:style-name="P13">Comentarios:</text:p>
          </table:table-cell>
          <table:table-cell table:style-name="Tabla11.B20" office:value-type="string">
            <text:p text:style-name="P76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">Nro:</text:p>
          </table:table-cell>
          <table:table-cell table:style-name="Tabla12.B2" office:value-type="string">
            <text:p text:style-name="P1">P<text:span text:style-name="T47">F</text:span>0<text:span text:style-name="T44">8</text:span></text:p>
          </table:table-cell>
        </table:table-row>
        <table:table-row table:style-name="Tabla12.1">
          <table:table-cell table:style-name="Tabla12.A2" office:value-type="string">
            <text:p text:style-name="P5">Fecha:</text:p>
          </table:table-cell>
          <table:table-cell table:style-name="Tabla12.B3" office:value-type="string">
            <text:p text:style-name="P1">28/07/2015</text:p>
          </table:table-cell>
        </table:table-row>
        <table:table-row table:style-name="Tabla12.1">
          <table:table-cell table:style-name="Tabla12.A2" office:value-type="string">
            <text:p text:style-name="P6">Tipo de Prueba:</text:p>
          </table:table-cell>
          <table:table-cell table:style-name="Tabla12.B4" office:value-type="string">
            <text:p text:style-name="P56">Prueba <text:span text:style-name="T2">Funcional – Prueba de Ventanas</text:span></text:p>
          </table:table-cell>
        </table:table-row>
        <table:table-row table:style-name="Tabla12.1">
          <table:table-cell table:style-name="Tabla12.A2" office:value-type="string">
            <text:p text:style-name="P7">Nombre del Sistema:</text:p>
          </table:table-cell>
          <table:table-cell table:style-name="Tabla12.B5" office:value-type="string">
            <text:p text:style-name="P78">Ticket Intelligence</text:p>
          </table:table-cell>
        </table:table-row>
        <table:table-row table:style-name="Tabla12.1">
          <table:table-cell table:style-name="Tabla12.A2" office:value-type="string">
            <text:p text:style-name="P8">Nombre del Modulo/Proceso/Función:</text:p>
          </table:table-cell>
          <table:table-cell table:style-name="Tabla12.B6" office:value-type="string">
            <text:p text:style-name="P55">Solicitar Tickets</text:p>
          </table:table-cell>
        </table:table-row>
        <table:table-row table:style-name="Tabla12.1">
          <table:table-cell table:style-name="Tabla12.A2" office:value-type="string">
            <text:p text:style-name="P9">Nombre del Caso de Prueba:</text:p>
          </table:table-cell>
          <table:table-cell table:style-name="Tabla12.B7" office:value-type="string">
            <text:p text:style-name="P54">Generar Tickets - <text:span text:style-name="T2">Prueba de Ventanas</text:span></text:p>
          </table:table-cell>
        </table:table-row>
        <table:table-row table:style-name="Tabla12.1">
          <table:table-cell table:style-name="Tabla12.A2" office:value-type="string">
            <text:p text:style-name="P6">Descripción:</text:p>
          </table:table-cell>
          <table:table-cell table:style-name="Tabla12.B20" office:value-type="string">
            <text:p text:style-name="P71">Verificar y validar la información pertinente para generar el ticket de compra de productos por el cliente</text:p>
          </table:table-cell>
        </table:table-row>
        <table:table-row table:style-name="Tabla12.1">
          <table:table-cell table:style-name="Tabla12.A2" office:value-type="string">
            <text:p text:style-name="P10">Propósito:</text:p>
          </table:table-cell>
          <table:table-cell table:style-name="Tabla12.B20" office:value-type="string">
            <text:p text:style-name="P73">Generar Ticket de compra</text:p>
          </table:table-cell>
        </table:table-row>
        <table:table-row table:style-name="Tabla12.1">
          <table:table-cell table:style-name="Tabla12.A2" office:value-type="string">
            <text:p text:style-name="P10">Pre-requisitos:</text:p>
          </table:table-cell>
          <table:table-cell table:style-name="Tabla12.B20" office:value-type="string">
            <text:p text:style-name="P74"><text:span text:style-name="T41">Cliente </text:span>registrado en el sistema</text:p>
          </table:table-cell>
        </table:table-row>
        <table:table-row table:style-name="Tabla12.1">
          <table:table-cell table:style-name="Tabla12.A2" office:value-type="string">
            <text:p text:style-name="P11">Relaciones de Casos de Uso:</text:p>
          </table:table-cell>
          <table:table-cell table:style-name="Tabla12.B20" office:value-type="string">
            <text:p text:style-name="P69">Generar Ticket</text:p>
          </table:table-cell>
        </table:table-row>
        <table:table-row table:style-name="Tabla12.1">
          <table:table-cell table:style-name="Tabla12.A2" office:value-type="string">
            <text:p text:style-name="P15">Datos de Entrada:</text:p>
          </table:table-cell>
          <table:table-cell table:style-name="Tabla12.B20" office:value-type="string">
            <text:p text:style-name="P63"><text:span text:style-name="T45">(valores a ingresar)</text:span><text:span text:style-name="T9"> </text:span><text:span text:style-name="T11">Información </text:span><text:span text:style-name="T13">referente al cliente</text:span></text:p>
          </table:table-cell>
        </table:table-row>
        <table:table-row table:style-name="Tabla12.13">
          <table:table-cell table:style-name="Tabla12.A13" office:value-type="string">
            <text:p text:style-name="P12">Pasos <text:span text:style-name="T3">y condiciones de ejecución</text:span>:</text:p>
          </table:table-cell>
          <table:table-cell table:style-name="Tabla12.A1" office:value-type="string">
            <text:p text:style-name="P46"/>
            <text:p text:style-name="P32"><text:span text:style-name="T29">1</text:span><text:span text:style-name="T30">- </text:span><text:span text:style-name="T29">Seleccionar la empresa y sucursal o franquicia asociada a la misma en la cual se desea asistir a realizar la compra de los productos.</text:span></text:p>
            <text:p text:style-name="P43"/>
          </table:table-cell>
        </table:table-row>
        <table:table-row table:style-name="Tabla12.14">
          <table:table-cell table:style-name="Tabla12.A13" office:value-type="string">
            <text:p text:style-name="P10">Resultado Esperado:</text:p>
          </table:table-cell>
          <table:table-cell table:style-name="Tabla12.A1" office:value-type="string">
            <text:p text:style-name="P60"><text:span text:style-name="T8">(</text:span>correcto o incorrecto)<text:span text:style-name="T9"> </text:span></text:p>
          </table:table-cell>
        </table:table-row>
        <table:table-row table:style-name="Tabla12.15">
          <table:table-cell table:style-name="Tabla12.A13" office:value-type="string">
            <text:p text:style-name="P14">Estado del Caso de Prueba:</text:p>
          </table:table-cell>
          <table:table-cell table:style-name="Tabla12.A1" office:value-type="string">
            <text:p text:style-name="P64">(concluido, pendiente, en proces<text:span text:style-name="T8">o)</text:span><text:span text:style-name="T10"> </text:span></text:p>
            <text:p text:style-name="P65">En Proceso</text:p>
          </table:table-cell>
        </table:table-row>
        <table:table-row table:style-name="Tabla12.16">
          <table:table-cell table:style-name="Tabla12.A13" office:value-type="string">
            <text:p text:style-name="P13">Resultado Obtenido:</text:p>
          </table:table-cell>
          <table:table-cell table:style-name="Tabla12.A1" office:value-type="string">
            <text:p text:style-name="P31"/>
          </table:table-cell>
        </table:table-row>
        <table:table-row table:style-name="Tabla12.17">
          <table:table-cell table:style-name="Tabla12.A13" office:value-type="string">
            <text:p text:style-name="P13">Errores asociados:</text:p>
          </table:table-cell>
          <table:table-cell table:style-name="Tabla12.A1" office:value-type="string">
            <text:p text:style-name="P31"/>
          </table:table-cell>
        </table:table-row>
        <table:table-row table:style-name="Tabla12.18">
          <table:table-cell table:style-name="Tabla12.A2" office:value-type="string">
            <text:p text:style-name="P13">Responsable del <text:span text:style-name="T15">D</text:span>iseño:</text:p>
          </table:table-cell>
          <table:table-cell table:style-name="Tabla12.B20" office:value-type="string">
            <text:p text:style-name="P76"/>
          </table:table-cell>
        </table:table-row>
        <table:table-row table:style-name="Tabla12.19">
          <table:table-cell table:style-name="Tabla12.A2" office:value-type="string">
            <text:p text:style-name="P13">Responsable de <text:span text:style-name="T15">E</text:span>jecución:</text:p>
          </table:table-cell>
          <table:table-cell table:style-name="Tabla12.B20" office:value-type="string">
            <text:p text:style-name="P76"/>
          </table:table-cell>
        </table:table-row>
        <table:table-row table:style-name="Tabla12.20">
          <table:table-cell table:style-name="Tabla12.A2" office:value-type="string">
            <text:p text:style-name="P13">Comentarios:</text:p>
          </table:table-cell>
          <table:table-cell table:style-name="Tabla12.B20" office:value-type="string">
            <text:p text:style-name="P76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30T14:53:55.576869909</meta:creation-date>
    <dc:date>2015-08-11T15:01:28.293853705</dc:date>
    <dc:creator>Flia. mosquera</dc:creator>
    <meta:editing-duration>PT1H50M46S</meta:editing-duration>
    <meta:editing-cycles>12</meta:editing-cycles>
    <meta:generator>LibreOffice/4.1.3.2$Linux_x86 LibreOffice_project/410m0$Build-2</meta:generator>
    <meta:document-statistic meta:table-count="8" meta:image-count="0" meta:object-count="0" meta:page-count="15" meta:paragraph-count="330" meta:word-count="1876" meta:character-count="12150" meta:non-whitespace-character-count="10569"/>
  </office:meta>
</office:document-meta>
</file>